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PM10-AT_IN">
            <text:p>ASOMADILLA-PM10-AT_IN</text:p>
          </table:table-cell>
          <table:table-cell table:style-name="pd1" office:value-type="string" office:string-value="ASOMADILLA-O3-AT_IN_rolling_std">
            <text:p>ASOMADILLA-O3-AT_IN_rolling_std</text:p>
          </table:table-cell>
          <table:table-cell table:style-name="pd1" office:value-type="string" office:string-value="ASOMADILLA-O3-AT_IN_rolling_skew">
            <text:p>ASOMADILLA-O3-AT_IN_rolling_skew</text:p>
          </table:table-cell>
          <table:table-cell table:style-name="pd1" office:value-type="string" office:string-value="hour">
            <text:p>hour</text:p>
          </table:table-cell>
          <table:table-cell table:style-name="pd1" office:value-type="string" office:string-value="day">
            <text:p>day</text:p>
          </table:table-cell>
          <table:table-cell table:style-name="pd1" office:value-type="string" office:string-value="weekday">
            <text:p>weekday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16T20:00:00">
            <text:p>Fri Jan 16 20:00:00 2015</text:p>
          </table:table-cell>
          <table:table-cell office:value-type="float" office:value="13.5">
            <text:p>13.5</text:p>
          </table:table-cell>
          <table:table-cell office:value-type="float" office:value="14.52488123115354">
            <text:p>14.52488123115354</text:p>
          </table:table-cell>
          <table:table-cell office:value-type="float" office:value="-0.4618706762987514">
            <text:p>-0.461870676298751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1-17T04:00:00">
            <text:p>Sat Jan 17 04:00:00 2015</text:p>
          </table:table-cell>
          <table:table-cell office:value-type="float" office:value="18.3333">
            <text:p>18.3333</text:p>
          </table:table-cell>
          <table:table-cell office:value-type="float" office:value="18.61546231060798">
            <text:p>18.61546231060798</text:p>
          </table:table-cell>
          <table:table-cell office:value-type="float" office:value="-0.20879976109856813">
            <text:p>-0.208799761098568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7T05:00:00">
            <text:p>Sat Jan 17 05:00:00 2015</text:p>
          </table:table-cell>
          <table:table-cell office:value-type="float" office:value="18.0">
            <text:p>18.0</text:p>
          </table:table-cell>
          <table:table-cell office:value-type="float" office:value="19.139928317500587">
            <text:p>19.139928317500587</text:p>
          </table:table-cell>
          <table:table-cell office:value-type="float" office:value="-0.061980342721452295">
            <text:p>-0.06198034272145229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7T06:00:00">
            <text:p>Sat Jan 17 06:00:00 2015</text:p>
          </table:table-cell>
          <table:table-cell office:value-type="float" office:value="16.6667">
            <text:p>16.6667</text:p>
          </table:table-cell>
          <table:table-cell office:value-type="float" office:value="19.537018592193736">
            <text:p>19.537018592193736</text:p>
          </table:table-cell>
          <table:table-cell office:value-type="float" office:value="0.09305289655104074">
            <text:p>0.0930528965510407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1-17T07:00:00">
            <text:p>Sat Jan 17 07:00:00 2015</text:p>
          </table:table-cell>
          <table:table-cell office:value-type="float" office:value="15.5">
            <text:p>15.5</text:p>
          </table:table-cell>
          <table:table-cell office:value-type="float" office:value="19.89181339237177">
            <text:p>19.89181339237177</text:p>
          </table:table-cell>
          <table:table-cell office:value-type="float" office:value="0.24958360816722688">
            <text:p>0.2495836081672268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18T14:00:00">
            <text:p>Sun Jan 18 14:00:00 2015</text:p>
          </table:table-cell>
          <table:table-cell office:value-type="float" office:value="20.8333">
            <text:p>20.8333</text:p>
          </table:table-cell>
          <table:table-cell office:value-type="float" office:value="21.793456007688604">
            <text:p>21.793456007688604</text:p>
          </table:table-cell>
          <table:table-cell office:value-type="float" office:value="0.22446754319582832">
            <text:p>0.2244675431958283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01-18T15:00:00">
            <text:p>Sun Jan 18 15:00:00 2015</text:p>
          </table:table-cell>
          <table:table-cell office:value-type="float" office:value="19.8333">
            <text:p>19.8333</text:p>
          </table:table-cell>
          <table:table-cell office:value-type="float" office:value="20.981643652750726">
            <text:p>20.981643652750726</text:p>
          </table:table-cell>
          <table:table-cell office:value-type="float" office:value="0.28135993335413817">
            <text:p>0.28135993335413817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1-18T16:00:00">
            <text:p>Sun Jan 18 16:00:00 2015</text:p>
          </table:table-cell>
          <table:table-cell office:value-type="float" office:value="18.3333">
            <text:p>18.3333</text:p>
          </table:table-cell>
          <table:table-cell office:value-type="float" office:value="19.777221207343185">
            <text:p>19.777221207343185</text:p>
          </table:table-cell>
          <table:table-cell office:value-type="float" office:value="0.26529827699542496">
            <text:p>0.26529827699542496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1-18T17:00:00">
            <text:p>Sun Jan 18 17:00:00 2015</text:p>
          </table:table-cell>
          <table:table-cell office:value-type="float" office:value="18.0">
            <text:p>18.0</text:p>
          </table:table-cell>
          <table:table-cell office:value-type="float" office:value="18.182310345537754">
            <text:p>18.182310345537754</text:p>
          </table:table-cell>
          <table:table-cell office:value-type="float" office:value="0.0818213597243171">
            <text:p>0.081821359724317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1-18T18:00:00">
            <text:p>Sun Jan 18 18:00:00 2015</text:p>
          </table:table-cell>
          <table:table-cell office:value-type="float" office:value="17.3333">
            <text:p>17.3333</text:p>
          </table:table-cell>
          <table:table-cell office:value-type="float" office:value="16.671371476058997">
            <text:p>16.671371476058997</text:p>
          </table:table-cell>
          <table:table-cell office:value-type="float" office:value="-0.23601506266680713">
            <text:p>-0.23601506266680713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1-18T19:00:00">
            <text:p>Sun Jan 18 19:00:00 2015</text:p>
          </table:table-cell>
          <table:table-cell office:value-type="float" office:value="16.5">
            <text:p>16.5</text:p>
          </table:table-cell>
          <table:table-cell office:value-type="float" office:value="16.477136228659635">
            <text:p>16.477136228659635</text:p>
          </table:table-cell>
          <table:table-cell office:value-type="float" office:value="-0.258002051226185">
            <text:p>-0.25800205122618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18T20:00:00">
            <text:p>Sun Jan 18 20:00:00 2015</text:p>
          </table:table-cell>
          <table:table-cell office:value-type="float" office:value="15.6667">
            <text:p>15.6667</text:p>
          </table:table-cell>
          <table:table-cell office:value-type="float" office:value="16.949271932520766">
            <text:p>16.949271932520766</text:p>
          </table:table-cell>
          <table:table-cell office:value-type="float" office:value="-0.3436120546960418">
            <text:p>-0.343612054696041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1-18T21:00:00">
            <text:p>Sun Jan 18 21:00:00 2015</text:p>
          </table:table-cell>
          <table:table-cell office:value-type="float" office:value="16.1667">
            <text:p>16.1667</text:p>
          </table:table-cell>
          <table:table-cell office:value-type="float" office:value="16.76849309775769">
            <text:p>16.76849309775769</text:p>
          </table:table-cell>
          <table:table-cell office:value-type="float" office:value="-0.5313210632180666">
            <text:p>-0.531321063218066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18T22:00:00">
            <text:p>Sun Jan 18 22:00:00 2015</text:p>
          </table:table-cell>
          <table:table-cell office:value-type="float" office:value="17.5">
            <text:p>17.5</text:p>
          </table:table-cell>
          <table:table-cell office:value-type="float" office:value="16.05243534281832">
            <text:p>16.05243534281832</text:p>
          </table:table-cell>
          <table:table-cell office:value-type="float" office:value="-0.7208421497207637">
            <text:p>-0.7208421497207637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5-01-18T23:00:00">
            <text:p>Sun Jan 18 23:00:00 2015</text:p>
          </table:table-cell>
          <table:table-cell office:value-type="float" office:value="16.1667">
            <text:p>16.1667</text:p>
          </table:table-cell>
          <table:table-cell office:value-type="float" office:value="15.318463307934067">
            <text:p>15.318463307934067</text:p>
          </table:table-cell>
          <table:table-cell office:value-type="float" office:value="-0.9313635349278173">
            <text:p>-0.9313635349278173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5-01-19T00:00:00">
            <text:p>Mon Jan 19 00:00:00 2015</text:p>
          </table:table-cell>
          <table:table-cell office:value-type="float" office:value="15.1667">
            <text:p>15.1667</text:p>
          </table:table-cell>
          <table:table-cell office:value-type="float" office:value="13.852470271012178">
            <text:p>13.852470271012178</text:p>
          </table:table-cell>
          <table:table-cell office:value-type="float" office:value="-1.0887939129849074">
            <text:p>-1.0887939129849074</text:p>
          </table:table-cell>
          <table:table-cell office:value-type="float" office:value="0">
            <text:p/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19T01:00:00">
            <text:p>Mon Jan 19 01:00:00 2015</text:p>
          </table:table-cell>
          <table:table-cell office:value-type="float" office:value="16.3333">
            <text:p>16.3333</text:p>
          </table:table-cell>
          <table:table-cell office:value-type="float" office:value="11.892429579394303">
            <text:p>11.892429579394303</text:p>
          </table:table-cell>
          <table:table-cell office:value-type="float" office:value="-1.0922707136918448">
            <text:p>-1.092270713691844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1-19T02:00:00">
            <text:p>Mon Jan 19 02:00:00 2015</text:p>
          </table:table-cell>
          <table:table-cell office:value-type="float" office:value="16.1667">
            <text:p>16.1667</text:p>
          </table:table-cell>
          <table:table-cell office:value-type="float" office:value="10.131896363150606">
            <text:p>10.131896363150606</text:p>
          </table:table-cell>
          <table:table-cell office:value-type="float" office:value="-1.0210878073557423">
            <text:p>-1.021087807355742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1-19T03:00:00">
            <text:p>Mon Jan 19 03:00:00 2015</text:p>
          </table:table-cell>
          <table:table-cell office:value-type="float" office:value="15.0">
            <text:p>15.0</text:p>
          </table:table-cell>
          <table:table-cell office:value-type="float" office:value="9.161890745341086">
            <text:p>9.161890745341086</text:p>
          </table:table-cell>
          <table:table-cell office:value-type="float" office:value="-1.0271207812501397">
            <text:p>-1.027120781250139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1-19T04:00:00">
            <text:p>Mon Jan 19 04:00:00 2015</text:p>
          </table:table-cell>
          <table:table-cell office:value-type="float" office:value="14.8333">
            <text:p>14.8333</text:p>
          </table:table-cell>
          <table:table-cell office:value-type="float" office:value="8.820525967421556">
            <text:p>8.820525967421556</text:p>
          </table:table-cell>
          <table:table-cell office:value-type="float" office:value="-1.0403952775525758">
            <text:p>-1.040395277552575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5-01-19T07:00:00">
            <text:p>Mon Jan 19 07:00:00 2015</text:p>
          </table:table-cell>
          <table:table-cell office:value-type="float" office:value="12.3333">
            <text:p>12.3333</text:p>
          </table:table-cell>
          <table:table-cell office:value-type="float" office:value="7.344669570210863">
            <text:p>7.344669570210863</text:p>
          </table:table-cell>
          <table:table-cell office:value-type="float" office:value="-0.795866173023096">
            <text:p>-0.79586617302309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1-19T08:00:00">
            <text:p>Mon Jan 19 08:00:00 2015</text:p>
          </table:table-cell>
          <table:table-cell office:value-type="float" office:value="11.0">
            <text:p>11.0</text:p>
          </table:table-cell>
          <table:table-cell office:value-type="float" office:value="7.320359245370959">
            <text:p>7.320359245370959</text:p>
          </table:table-cell>
          <table:table-cell office:value-type="float" office:value="-0.9621048501996172">
            <text:p>-0.9621048501996172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19T09:00:00">
            <text:p>Mon Jan 19 09:00:00 2015</text:p>
          </table:table-cell>
          <table:table-cell office:value-type="float" office:value="9.6667">
            <text:p>9.6667</text:p>
          </table:table-cell>
          <table:table-cell office:value-type="float" office:value="7.655442559750283">
            <text:p>7.655442559750283</text:p>
          </table:table-cell>
          <table:table-cell office:value-type="float" office:value="-0.8797133497516549">
            <text:p>-0.879713349751654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1-19T10:00:00">
            <text:p>Mon Jan 19 10:00:00 2015</text:p>
          </table:table-cell>
          <table:table-cell office:value-type="float" office:value="8.8333">
            <text:p>8.8333</text:p>
          </table:table-cell>
          <table:table-cell office:value-type="float" office:value="8.581517058467371">
            <text:p>8.581517058467371</text:p>
          </table:table-cell>
          <table:table-cell office:value-type="float" office:value="-0.34157909448079515">
            <text:p>-0.3415790944807951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5-01-19T11:00:00">
            <text:p>Mon Jan 19 11:00:00 2015</text:p>
          </table:table-cell>
          <table:table-cell office:value-type="float" office:value="8.0">
            <text:p>8.0</text:p>
          </table:table-cell>
          <table:table-cell office:value-type="float" office:value="9.453529774743327">
            <text:p>9.453529774743327</text:p>
          </table:table-cell>
          <table:table-cell office:value-type="float" office:value="-0.018457114177075084">
            <text:p>-0.018457114177075084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1-19T12:00:00">
            <text:p>Mon Jan 19 12:00:00 2015</text:p>
          </table:table-cell>
          <table:table-cell office:value-type="float" office:value="6.8333">
            <text:p>6.8333</text:p>
          </table:table-cell>
          <table:table-cell office:value-type="float" office:value="9.68184824023214">
            <text:p>9.68184824023214</text:p>
          </table:table-cell>
          <table:table-cell office:value-type="float" office:value="-0.005175788623716773">
            <text:p>-0.005175788623716773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1-19T13:00:00">
            <text:p>Mon Jan 19 13:00:00 2015</text:p>
          </table:table-cell>
          <table:table-cell office:value-type="float" office:value="5.6667">
            <text:p>5.6667</text:p>
          </table:table-cell>
          <table:table-cell office:value-type="float" office:value="9.923853547072941">
            <text:p>9.923853547072941</text:p>
          </table:table-cell>
          <table:table-cell office:value-type="float" office:value="-0.06584155923383148">
            <text:p>-0.0658415592338314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5-01-19T14:00:00">
            <text:p>Mon Jan 19 14:00:00 2015</text:p>
          </table:table-cell>
          <table:table-cell office:value-type="float" office:value="5.5">
            <text:p>5.5</text:p>
          </table:table-cell>
          <table:table-cell office:value-type="float" office:value="10.505372550092368">
            <text:p>10.505372550092368</text:p>
          </table:table-cell>
          <table:table-cell office:value-type="float" office:value="-0.08305809033125591">
            <text:p>-0.0830580903312559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5-01-19T15:00:00">
            <text:p>Mon Jan 19 15:00:00 2015</text:p>
          </table:table-cell>
          <table:table-cell office:value-type="float" office:value="5.0">
            <text:p>5.0</text:p>
          </table:table-cell>
          <table:table-cell office:value-type="float" office:value="11.3610987982034">
            <text:p>11.3610987982034</text:p>
          </table:table-cell>
          <table:table-cell office:value-type="float" office:value="-0.040327359720355296">
            <text:p>-0.040327359720355296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19T16:00:00">
            <text:p>Mon Jan 19 16:00:00 2015</text:p>
          </table:table-cell>
          <table:table-cell office:value-type="float" office:value="5.0">
            <text:p>5.0</text:p>
          </table:table-cell>
          <table:table-cell office:value-type="float" office:value="12.273001643633163">
            <text:p>12.273001643633163</text:p>
          </table:table-cell>
          <table:table-cell office:value-type="float" office:value="-0.010896292481188343">
            <text:p>-0.01089629248118834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5-01-19T17:00:00">
            <text:p>Mon Jan 19 17:00:00 2015</text:p>
          </table:table-cell>
          <table:table-cell office:value-type="float" office:value="5.0">
            <text:p>5.0</text:p>
          </table:table-cell>
          <table:table-cell office:value-type="float" office:value="13.16048904795913">
            <text:p>13.16048904795913</text:p>
          </table:table-cell>
          <table:table-cell office:value-type="float" office:value="-0.00850784843320527">
            <text:p>-0.00850784843320527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5-01-19T18:00:00">
            <text:p>Mon Jan 19 18:00:00 2015</text:p>
          </table:table-cell>
          <table:table-cell office:value-type="float" office:value="4.1667">
            <text:p>4.1667</text:p>
          </table:table-cell>
          <table:table-cell office:value-type="float" office:value="14.053566965195012">
            <text:p>14.053566965195012</text:p>
          </table:table-cell>
          <table:table-cell office:value-type="float" office:value="-0.014758004215236646">
            <text:p>-0.01475800421523664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01-19T19:00:00">
            <text:p>Mon Jan 19 19:00:00 2015</text:p>
          </table:table-cell>
          <table:table-cell office:value-type="float" office:value="5.6667">
            <text:p>5.6667</text:p>
          </table:table-cell>
          <table:table-cell office:value-type="float" office:value="14.415564664283817">
            <text:p>14.415564664283817</text:p>
          </table:table-cell>
          <table:table-cell office:value-type="float" office:value="-0.12325223039397523">
            <text:p>-0.12325223039397523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1-19T23:00:00">
            <text:p>Mon Jan 19 23:00:00 2015</text:p>
          </table:table-cell>
          <table:table-cell office:value-type="float" office:value="12.0">
            <text:p>12.0</text:p>
          </table:table-cell>
          <table:table-cell office:value-type="float" office:value="14.509648406520904">
            <text:p>14.509648406520904</text:p>
          </table:table-cell>
          <table:table-cell office:value-type="float" office:value="-0.09293994229238156">
            <text:p>-0.09293994229238156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20T00:00:00">
            <text:p>Tue Jan 20 00:00:00 2015</text:p>
          </table:table-cell>
          <table:table-cell office:value-type="float" office:value="12.3333">
            <text:p>12.3333</text:p>
          </table:table-cell>
          <table:table-cell office:value-type="float" office:value="14.367955317190987">
            <text:p>14.367955317190987</text:p>
          </table:table-cell>
          <table:table-cell office:value-type="float" office:value="-0.18618214932233987">
            <text:p>-0.18618214932233987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1-20T01:00:00">
            <text:p>Tue Jan 20 01:00:00 2015</text:p>
          </table:table-cell>
          <table:table-cell office:value-type="float" office:value="12.1667">
            <text:p>12.1667</text:p>
          </table:table-cell>
          <table:table-cell office:value-type="float" office:value="14.206073400422502">
            <text:p>14.206073400422502</text:p>
          </table:table-cell>
          <table:table-cell office:value-type="float" office:value="-0.2350570786818281">
            <text:p>-0.235057078681828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20T02:00:00">
            <text:p>Tue Jan 20 02:00:00 2015</text:p>
          </table:table-cell>
          <table:table-cell office:value-type="float" office:value="11.5">
            <text:p>11.5</text:p>
          </table:table-cell>
          <table:table-cell office:value-type="float" office:value="13.94222896423469">
            <text:p>13.94222896423469</text:p>
          </table:table-cell>
          <table:table-cell office:value-type="float" office:value="-0.31377039169853554">
            <text:p>-0.3137703916985355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20T04:00:00">
            <text:p>Tue Jan 20 04:00:00 2015</text:p>
          </table:table-cell>
          <table:table-cell office:value-type="float" office:value="13.3333">
            <text:p>13.3333</text:p>
          </table:table-cell>
          <table:table-cell office:value-type="float" office:value="15.209994043427178">
            <text:p>15.209994043427178</text:p>
          </table:table-cell>
          <table:table-cell office:value-type="float" office:value="-0.5154604117295201">
            <text:p>-0.515460411729520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1-20T05:00:00">
            <text:p>Tue Jan 20 05:00:00 2015</text:p>
          </table:table-cell>
          <table:table-cell office:value-type="float" office:value="12.1667">
            <text:p>12.1667</text:p>
          </table:table-cell>
          <table:table-cell office:value-type="float" office:value="14.568083880718685">
            <text:p>14.568083880718685</text:p>
          </table:table-cell>
          <table:table-cell office:value-type="float" office:value="-0.4957103644355458">
            <text:p>-0.495710364435545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5-01-20T06:00:00">
            <text:p>Tue Jan 20 06:00:00 2015</text:p>
          </table:table-cell>
          <table:table-cell office:value-type="float" office:value="11.3333">
            <text:p>11.3333</text:p>
          </table:table-cell>
          <table:table-cell office:value-type="float" office:value="14.147837284889643">
            <text:p>14.147837284889643</text:p>
          </table:table-cell>
          <table:table-cell office:value-type="float" office:value="-0.4557159216529973">
            <text:p>-0.455715921652997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1-20T07:00:00">
            <text:p>Tue Jan 20 07:00:00 2015</text:p>
          </table:table-cell>
          <table:table-cell office:value-type="float" office:value="11.0">
            <text:p>11.0</text:p>
          </table:table-cell>
          <table:table-cell office:value-type="float" office:value="15.227082338209865">
            <text:p>15.227082338209865</text:p>
          </table:table-cell>
          <table:table-cell office:value-type="float" office:value="-0.40327895894151544">
            <text:p>-0.4032789589415154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20T19:00:00">
            <text:p>Tue Jan 20 19:00:00 2015</text:p>
          </table:table-cell>
          <table:table-cell office:value-type="float" office:value="19.1667">
            <text:p>19.1667</text:p>
          </table:table-cell>
          <table:table-cell office:value-type="float" office:value="17.62935051389208">
            <text:p>17.62935051389208</text:p>
          </table:table-cell>
          <table:table-cell office:value-type="float" office:value="-0.017904672076885137">
            <text:p>-0.01790467207688513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20T23:00:00">
            <text:p>Tue Jan 20 23:00:00 2015</text:p>
          </table:table-cell>
          <table:table-cell office:value-type="float" office:value="20.3333">
            <text:p>20.3333</text:p>
          </table:table-cell>
          <table:table-cell office:value-type="float" office:value="13.635463593586042">
            <text:p>13.635463593586042</text:p>
          </table:table-cell>
          <table:table-cell office:value-type="float" office:value="-0.5810507879297364">
            <text:p>-0.5810507879297364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1-22T18:00:00">
            <text:p>Thu Jan 22 18:00:00 2015</text:p>
          </table:table-cell>
          <table:table-cell office:value-type="float" office:value="9.0">
            <text:p>9.0</text:p>
          </table:table-cell>
          <table:table-cell office:value-type="float" office:value="22.278693253615213">
            <text:p>22.278693253615213</text:p>
          </table:table-cell>
          <table:table-cell office:value-type="float" office:value="-0.2682701295020579">
            <text:p>-0.268270129502057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1-22T20:00:00">
            <text:p>Thu Jan 22 20:00:00 2015</text:p>
          </table:table-cell>
          <table:table-cell office:value-type="float" office:value="11.5">
            <text:p>11.5</text:p>
          </table:table-cell>
          <table:table-cell office:value-type="float" office:value="22.50941052803722">
            <text:p>22.50941052803722</text:p>
          </table:table-cell>
          <table:table-cell office:value-type="float" office:value="-0.3561314072743518">
            <text:p>-0.35613140727435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1-23T04:00:00">
            <text:p>Fri Jan 23 04:00:00 2015</text:p>
          </table:table-cell>
          <table:table-cell office:value-type="float" office:value="14.0">
            <text:p>14.0</text:p>
          </table:table-cell>
          <table:table-cell office:value-type="float" office:value="22.33079665727434">
            <text:p>22.33079665727434</text:p>
          </table:table-cell>
          <table:table-cell office:value-type="float" office:value="-0.0002522903520672682">
            <text:p>-0.000252290352067268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23T05:00:00">
            <text:p>Fri Jan 23 05:00:00 2015</text:p>
          </table:table-cell>
          <table:table-cell office:value-type="float" office:value="13.1667">
            <text:p>13.1667</text:p>
          </table:table-cell>
          <table:table-cell office:value-type="float" office:value="22.504015780045453">
            <text:p>22.504015780045453</text:p>
          </table:table-cell>
          <table:table-cell office:value-type="float" office:value="0.13468050252190364">
            <text:p>0.1346805025219036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23T06:00:00">
            <text:p>Fri Jan 23 06:00:00 2015</text:p>
          </table:table-cell>
          <table:table-cell office:value-type="float" office:value="13.0">
            <text:p>13.0</text:p>
          </table:table-cell>
          <table:table-cell office:value-type="float" office:value="22.938543077431948">
            <text:p>22.938543077431948</text:p>
          </table:table-cell>
          <table:table-cell office:value-type="float" office:value="0.2566980440338669">
            <text:p>0.256698044033866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23T07:00:00">
            <text:p>Fri Jan 23 07:00:00 2015</text:p>
          </table:table-cell>
          <table:table-cell office:value-type="float" office:value="13.0">
            <text:p>13.0</text:p>
          </table:table-cell>
          <table:table-cell office:value-type="float" office:value="23.52298068508131">
            <text:p>23.52298068508131</text:p>
          </table:table-cell>
          <table:table-cell office:value-type="float" office:value="0.324426031059399">
            <text:p>0.32442603105939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23T08:00:00">
            <text:p>Fri Jan 23 08:00:00 2015</text:p>
          </table:table-cell>
          <table:table-cell office:value-type="float" office:value="13.0">
            <text:p>13.0</text:p>
          </table:table-cell>
          <table:table-cell office:value-type="float" office:value="24.405428560822138">
            <text:p>24.405428560822138</text:p>
          </table:table-cell>
          <table:table-cell office:value-type="float" office:value="0.2826277144600116">
            <text:p>0.282627714460011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5-01-24T16:00:00">
            <text:p>Sat Jan 24 16:00:00 2015</text:p>
          </table:table-cell>
          <table:table-cell office:value-type="float" office:value="19.6667">
            <text:p>19.6667</text:p>
          </table:table-cell>
          <table:table-cell office:value-type="float" office:value="22.437635671473895">
            <text:p>22.437635671473895</text:p>
          </table:table-cell>
          <table:table-cell office:value-type="float" office:value="0.5863352175804872">
            <text:p>0.5863352175804872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15-01-24T17:00:00">
            <text:p>Sat Jan 24 17:00:00 2015</text:p>
          </table:table-cell>
          <table:table-cell office:value-type="float" office:value="19.3333">
            <text:p>19.3333</text:p>
          </table:table-cell>
          <table:table-cell office:value-type="float" office:value="23.994019582500883">
            <text:p>23.994019582500883</text:p>
          </table:table-cell>
          <table:table-cell office:value-type="float" office:value="0.654577616348739">
            <text:p>0.654577616348739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15-01-24T18:00:00">
            <text:p>Sat Jan 24 18:00:00 2015</text:p>
          </table:table-cell>
          <table:table-cell office:value-type="float" office:value="20.0">
            <text:p>20.0</text:p>
          </table:table-cell>
          <table:table-cell office:value-type="float" office:value="25.389562830927897">
            <text:p>25.389562830927897</text:p>
          </table:table-cell>
          <table:table-cell office:value-type="float" office:value="0.6509968326758303">
            <text:p>0.6509968326758303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5-01-24T19:00:00">
            <text:p>Sat Jan 24 19:00:00 2015</text:p>
          </table:table-cell>
          <table:table-cell office:value-type="float" office:value="21.8333">
            <text:p>21.8333</text:p>
          </table:table-cell>
          <table:table-cell office:value-type="float" office:value="25.767919051316515">
            <text:p>25.767919051316515</text:p>
          </table:table-cell>
          <table:table-cell office:value-type="float" office:value="0.6065852313184239">
            <text:p>0.6065852313184239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01-25T00:00:00">
            <text:p>Sun Jan 25 00:00:00 2015</text:p>
          </table:table-cell>
          <table:table-cell office:value-type="float" office:value="22.8333">
            <text:p>22.8333</text:p>
          </table:table-cell>
          <table:table-cell office:value-type="float" office:value="22.334024196200108">
            <text:p>22.334024196200108</text:p>
          </table:table-cell>
          <table:table-cell office:value-type="float" office:value="0.6593184864716871">
            <text:p>0.6593184864716871</text:p>
          </table:table-cell>
          <table:table-cell office:value-type="float" office:value="0">
            <text:p/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25T01:00:00">
            <text:p>Sun Jan 25 01:00:00 2015</text:p>
          </table:table-cell>
          <table:table-cell office:value-type="float" office:value="22.3333">
            <text:p>22.3333</text:p>
          </table:table-cell>
          <table:table-cell office:value-type="float" office:value="21.61156298910116">
            <text:p>21.61156298910116</text:p>
          </table:table-cell>
          <table:table-cell office:value-type="float" office:value="0.615265714966313">
            <text:p>0.61526571496631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1-25T03:00:00">
            <text:p>Sun Jan 25 03:00:00 2015</text:p>
          </table:table-cell>
          <table:table-cell office:value-type="float" office:value="22.8333">
            <text:p>22.8333</text:p>
          </table:table-cell>
          <table:table-cell office:value-type="float" office:value="20.882051766799822">
            <text:p>20.882051766799822</text:p>
          </table:table-cell>
          <table:table-cell office:value-type="float" office:value="0.6138100356747758">
            <text:p>0.613810035674775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1-25T04:00:00">
            <text:p>Sun Jan 25 04:00:00 2015</text:p>
          </table:table-cell>
          <table:table-cell office:value-type="float" office:value="21.3333">
            <text:p>21.3333</text:p>
          </table:table-cell>
          <table:table-cell office:value-type="float" office:value="20.582336571558898">
            <text:p>20.582336571558898</text:p>
          </table:table-cell>
          <table:table-cell office:value-type="float" office:value="0.6084819374525292">
            <text:p>0.608481937452529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1-25T14:00:00">
            <text:p>Sun Jan 25 14:00:00 2015</text:p>
          </table:table-cell>
          <table:table-cell office:value-type="float" office:value="22.3333">
            <text:p>22.3333</text:p>
          </table:table-cell>
          <table:table-cell office:value-type="float" office:value="18.61313606190453">
            <text:p>18.61313606190453</text:p>
          </table:table-cell>
          <table:table-cell office:value-type="float" office:value="0.8311720779181613">
            <text:p>0.8311720779181613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25T15:00:00">
            <text:p>Sun Jan 25 15:00:00 2015</text:p>
          </table:table-cell>
          <table:table-cell office:value-type="float" office:value="22.0">
            <text:p>22.0</text:p>
          </table:table-cell>
          <table:table-cell office:value-type="float" office:value="18.76580371878294">
            <text:p>18.76580371878294</text:p>
          </table:table-cell>
          <table:table-cell office:value-type="float" office:value="0.8382502969099284">
            <text:p>0.8382502969099284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5-01-25T16:00:00">
            <text:p>Sun Jan 25 16:00:00 2015</text:p>
          </table:table-cell>
          <table:table-cell office:value-type="float" office:value="21.1667">
            <text:p>21.1667</text:p>
          </table:table-cell>
          <table:table-cell office:value-type="float" office:value="19.009330948903255">
            <text:p>19.009330948903255</text:p>
          </table:table-cell>
          <table:table-cell office:value-type="float" office:value="0.8625241526147528">
            <text:p>0.862524152614752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15-01-25T17:00:00">
            <text:p>Sun Jan 25 17:00:00 2015</text:p>
          </table:table-cell>
          <table:table-cell office:value-type="float" office:value="20.0">
            <text:p>20.0</text:p>
          </table:table-cell>
          <table:table-cell office:value-type="float" office:value="19.188892616301">
            <text:p>19.188892616301</text:p>
          </table:table-cell>
          <table:table-cell office:value-type="float" office:value="0.8811316245177078">
            <text:p>0.881131624517707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5-01-25T18:00:00">
            <text:p>Sun Jan 25 18:00:00 2015</text:p>
          </table:table-cell>
          <table:table-cell office:value-type="float" office:value="20.5">
            <text:p>20.5</text:p>
          </table:table-cell>
          <table:table-cell office:value-type="float" office:value="19.22758072007962">
            <text:p>19.22758072007962</text:p>
          </table:table-cell>
          <table:table-cell office:value-type="float" office:value="0.8839804279341907">
            <text:p>0.8839804279341907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01-25T23:00:00">
            <text:p>Sun Jan 25 23:00:00 2015</text:p>
          </table:table-cell>
          <table:table-cell office:value-type="float" office:value="28.5">
            <text:p>28.5</text:p>
          </table:table-cell>
          <table:table-cell office:value-type="float" office:value="19.61364218454063">
            <text:p>19.61364218454063</text:p>
          </table:table-cell>
          <table:table-cell office:value-type="float" office:value="0.9660630243773107">
            <text:p>0.966063024377310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1-26T00:00:00">
            <text:p>Mon Jan 26 00:00:00 2015</text:p>
          </table:table-cell>
          <table:table-cell office:value-type="float" office:value="27.1667">
            <text:p>27.1667</text:p>
          </table:table-cell>
          <table:table-cell office:value-type="float" office:value="19.632069619607496">
            <text:p>19.632069619607496</text:p>
          </table:table-cell>
          <table:table-cell office:value-type="float" office:value="0.9703240942906641">
            <text:p>0.9703240942906641</text:p>
          </table:table-cell>
          <table:table-cell office:value-type="float" office:value="0">
            <text:p/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1-26T01:00:00">
            <text:p>Mon Jan 26 01:00:00 2015</text:p>
          </table:table-cell>
          <table:table-cell office:value-type="float" office:value="26.8333">
            <text:p>26.8333</text:p>
          </table:table-cell>
          <table:table-cell office:value-type="float" office:value="19.721018577973016">
            <text:p>19.721018577973016</text:p>
          </table:table-cell>
          <table:table-cell office:value-type="float" office:value="1.036817322025786">
            <text:p>1.03681732202578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5-01-26T02:00:00">
            <text:p>Mon Jan 26 02:00:00 2015</text:p>
          </table:table-cell>
          <table:table-cell office:value-type="float" office:value="26.5">
            <text:p>26.5</text:p>
          </table:table-cell>
          <table:table-cell office:value-type="float" office:value="19.826849463859336">
            <text:p>19.826849463859336</text:p>
          </table:table-cell>
          <table:table-cell office:value-type="float" office:value="1.0472525770740475">
            <text:p>1.047252577074047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26T03:00:00">
            <text:p>Mon Jan 26 03:00:00 2015</text:p>
          </table:table-cell>
          <table:table-cell office:value-type="float" office:value="24.5">
            <text:p>24.5</text:p>
          </table:table-cell>
          <table:table-cell office:value-type="float" office:value="19.83668150606463">
            <text:p>19.83668150606463</text:p>
          </table:table-cell>
          <table:table-cell office:value-type="float" office:value="1.0468871408451756">
            <text:p>1.046887140845175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1-26T17:00:00">
            <text:p>Mon Jan 26 17:00:00 2015</text:p>
          </table:table-cell>
          <table:table-cell office:value-type="float" office:value="16.5">
            <text:p>16.5</text:p>
          </table:table-cell>
          <table:table-cell office:value-type="float" office:value="20.686574463747935">
            <text:p>20.686574463747935</text:p>
          </table:table-cell>
          <table:table-cell office:value-type="float" office:value="0.8197106420054657">
            <text:p>0.8197106420054657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5-01-26T18:00:00">
            <text:p>Mon Jan 26 18:00:00 2015</text:p>
          </table:table-cell>
          <table:table-cell office:value-type="float" office:value="18.0">
            <text:p>18.0</text:p>
          </table:table-cell>
          <table:table-cell office:value-type="float" office:value="21.148519601648008">
            <text:p>21.148519601648008</text:p>
          </table:table-cell>
          <table:table-cell office:value-type="float" office:value="0.6201230692882234">
            <text:p>0.6201230692882234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1-26T19:00:00">
            <text:p>Mon Jan 26 19:00:00 2015</text:p>
          </table:table-cell>
          <table:table-cell office:value-type="float" office:value="20.5">
            <text:p>20.5</text:p>
          </table:table-cell>
          <table:table-cell office:value-type="float" office:value="20.916021878371318">
            <text:p>20.916021878371318</text:p>
          </table:table-cell>
          <table:table-cell office:value-type="float" office:value="0.5398543725361493">
            <text:p>0.5398543725361493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26T20:00:00">
            <text:p>Mon Jan 26 20:00:00 2015</text:p>
          </table:table-cell>
          <table:table-cell office:value-type="float" office:value="23.6667">
            <text:p>23.6667</text:p>
          </table:table-cell>
          <table:table-cell office:value-type="float" office:value="20.59359432432252">
            <text:p>20.59359432432252</text:p>
          </table:table-cell>
          <table:table-cell office:value-type="float" office:value="0.5014217725765032">
            <text:p>0.5014217725765032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01-26T23:00:00">
            <text:p>Mon Jan 26 23:00:00 2015</text:p>
          </table:table-cell>
          <table:table-cell office:value-type="float" office:value="24.0">
            <text:p>24.0</text:p>
          </table:table-cell>
          <table:table-cell office:value-type="float" office:value="19.74198205947781">
            <text:p>19.74198205947781</text:p>
          </table:table-cell>
          <table:table-cell office:value-type="float" office:value="0.5182201652054403">
            <text:p>0.5182201652054403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1-27T00:00:00">
            <text:p>Tue Jan 27 00:00:00 2015</text:p>
          </table:table-cell>
          <table:table-cell office:value-type="float" office:value="23.5">
            <text:p>23.5</text:p>
          </table:table-cell>
          <table:table-cell office:value-type="float" office:value="19.655541350922203">
            <text:p>19.655541350922203</text:p>
          </table:table-cell>
          <table:table-cell office:value-type="float" office:value="0.521165734035175">
            <text:p>0.521165734035175</text:p>
          </table:table-cell>
          <table:table-cell office:value-type="float" office:value="0">
            <text:p/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1-27T01:00:00">
            <text:p>Tue Jan 27 01:00:00 2015</text:p>
          </table:table-cell>
          <table:table-cell office:value-type="float" office:value="22.8333">
            <text:p>22.8333</text:p>
          </table:table-cell>
          <table:table-cell office:value-type="float" office:value="19.6921780662644">
            <text:p>19.6921780662644</text:p>
          </table:table-cell>
          <table:table-cell office:value-type="float" office:value="0.5252107971530036">
            <text:p>0.525210797153003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1-27T02:00:00">
            <text:p>Tue Jan 27 02:00:00 2015</text:p>
          </table:table-cell>
          <table:table-cell office:value-type="float" office:value="24.1667">
            <text:p>24.1667</text:p>
          </table:table-cell>
          <table:table-cell office:value-type="float" office:value="19.90083262406741">
            <text:p>19.90083262406741</text:p>
          </table:table-cell>
          <table:table-cell office:value-type="float" office:value="0.6159886939447838">
            <text:p>0.615988693944783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01-27T03:00:00">
            <text:p>Tue Jan 27 03:00:00 2015</text:p>
          </table:table-cell>
          <table:table-cell office:value-type="float" office:value="27.0">
            <text:p>27.0</text:p>
          </table:table-cell>
          <table:table-cell office:value-type="float" office:value="19.861463073484952">
            <text:p>19.861463073484952</text:p>
          </table:table-cell>
          <table:table-cell office:value-type="float" office:value="0.7934374930299652">
            <text:p>0.793437493029965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5-02-01T09:00:00">
            <text:p>Sun Feb  1 09:00:00 2015</text:p>
          </table:table-cell>
          <table:table-cell office:value-type="float" office:value="10.0">
            <text:p>10.0</text:p>
          </table:table-cell>
          <table:table-cell office:value-type="float" office:value="10.389657389784857">
            <text:p>10.389657389784857</text:p>
          </table:table-cell>
          <table:table-cell office:value-type="float" office:value="-0.6717194420995269">
            <text:p>-0.671719442099526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01T12:00:00">
            <text:p>Sun Feb  1 12:00:00 2015</text:p>
          </table:table-cell>
          <table:table-cell office:value-type="float" office:value="6.6667">
            <text:p>6.6667</text:p>
          </table:table-cell>
          <table:table-cell office:value-type="float" office:value="11.043770708331364">
            <text:p>11.043770708331364</text:p>
          </table:table-cell>
          <table:table-cell office:value-type="float" office:value="-0.7044740497619861">
            <text:p>-0.704474049761986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5-02-04T07:00:00">
            <text:p>Wed Feb  4 07:00:00 2015</text:p>
          </table:table-cell>
          <table:table-cell office:value-type="float" office:value="5.3333">
            <text:p>5.3333</text:p>
          </table:table-cell>
          <table:table-cell office:value-type="float" office:value="14.736047993534784">
            <text:p>14.736047993534784</text:p>
          </table:table-cell>
          <table:table-cell office:value-type="float" office:value="-0.7696918431915596">
            <text:p>-0.769691843191559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5-02-04T13:00:00">
            <text:p>Wed Feb  4 13:00:00 2015</text:p>
          </table:table-cell>
          <table:table-cell office:value-type="float" office:value="4.0">
            <text:p>4.0</text:p>
          </table:table-cell>
          <table:table-cell office:value-type="float" office:value="10.844918260360618">
            <text:p>10.844918260360618</text:p>
          </table:table-cell>
          <table:table-cell office:value-type="float" office:value="-1.206328551101076">
            <text:p>-1.20632855110107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5-02-04T14:00:00">
            <text:p>Wed Feb  4 14:00:00 2015</text:p>
          </table:table-cell>
          <table:table-cell office:value-type="float" office:value="4.8333">
            <text:p>4.8333</text:p>
          </table:table-cell>
          <table:table-cell office:value-type="float" office:value="10.997252940759063">
            <text:p>10.997252940759063</text:p>
          </table:table-cell>
          <table:table-cell office:value-type="float" office:value="-1.3209035549213366">
            <text:p>-1.320903554921336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5-02-04T20:00:00">
            <text:p>Wed Feb  4 20:00:00 2015</text:p>
          </table:table-cell>
          <table:table-cell office:value-type="float" office:value="6.3333">
            <text:p>6.3333</text:p>
          </table:table-cell>
          <table:table-cell office:value-type="float" office:value="10.007669056091022">
            <text:p>10.007669056091022</text:p>
          </table:table-cell>
          <table:table-cell office:value-type="float" office:value="-1.2367101717538713">
            <text:p>-1.236710171753871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02-05T00:00:00">
            <text:p>Thu Feb  5 00:00:00 2015</text:p>
          </table:table-cell>
          <table:table-cell office:value-type="float" office:value="6.5">
            <text:p>6.5</text:p>
          </table:table-cell>
          <table:table-cell office:value-type="float" office:value="10.440293504633392">
            <text:p>10.440293504633392</text:p>
          </table:table-cell>
          <table:table-cell office:value-type="float" office:value="-1.4373102699166707">
            <text:p>-1.4373102699166707</text:p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5-02-05T02:00:00">
            <text:p>Thu Feb  5 02:00:00 2015</text:p>
          </table:table-cell>
          <table:table-cell office:value-type="float" office:value="4.8333">
            <text:p>4.8333</text:p>
          </table:table-cell>
          <table:table-cell office:value-type="float" office:value="10.430984500116772">
            <text:p>10.430984500116772</text:p>
          </table:table-cell>
          <table:table-cell office:value-type="float" office:value="-1.3773508528035152">
            <text:p>-1.377350852803515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2-05T12:00:00">
            <text:p>Thu Feb  5 12:00:00 2015</text:p>
          </table:table-cell>
          <table:table-cell office:value-type="float" office:value="3.8333">
            <text:p>3.8333</text:p>
          </table:table-cell>
          <table:table-cell office:value-type="float" office:value="12.504264705691043">
            <text:p>12.504264705691043</text:p>
          </table:table-cell>
          <table:table-cell office:value-type="float" office:value="-1.0806737350557023">
            <text:p>-1.080673735055702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2-05T14:00:00">
            <text:p>Thu Feb  5 14:00:00 2015</text:p>
          </table:table-cell>
          <table:table-cell office:value-type="float" office:value="6.3333">
            <text:p>6.3333</text:p>
          </table:table-cell>
          <table:table-cell office:value-type="float" office:value="12.55836220823679">
            <text:p>12.55836220823679</text:p>
          </table:table-cell>
          <table:table-cell office:value-type="float" office:value="-1.3283881471360357">
            <text:p>-1.328388147136035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2-05T15:00:00">
            <text:p>Thu Feb  5 15:00:00 2015</text:p>
          </table:table-cell>
          <table:table-cell office:value-type="float" office:value="7.1667">
            <text:p>7.1667</text:p>
          </table:table-cell>
          <table:table-cell office:value-type="float" office:value="12.314070847693724">
            <text:p>12.314070847693724</text:p>
          </table:table-cell>
          <table:table-cell office:value-type="float" office:value="-1.5312295494803083">
            <text:p>-1.531229549480308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05T16:00:00">
            <text:p>Thu Feb  5 16:00:00 2015</text:p>
          </table:table-cell>
          <table:table-cell office:value-type="float" office:value="7.8333">
            <text:p>7.8333</text:p>
          </table:table-cell>
          <table:table-cell office:value-type="float" office:value="12.727724427520034">
            <text:p>12.727724427520034</text:p>
          </table:table-cell>
          <table:table-cell office:value-type="float" office:value="-1.4855284890782985">
            <text:p>-1.485528489078298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5-02-05T17:00:00">
            <text:p>Thu Feb  5 17:00:00 2015</text:p>
          </table:table-cell>
          <table:table-cell office:value-type="float" office:value="7.5">
            <text:p>7.5</text:p>
          </table:table-cell>
          <table:table-cell office:value-type="float" office:value="13.12781659068588">
            <text:p>13.12781659068588</text:p>
          </table:table-cell>
          <table:table-cell office:value-type="float" office:value="-1.4296774268163543">
            <text:p>-1.429677426816354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5-02-05T18:00:00">
            <text:p>Thu Feb  5 18:00:00 2015</text:p>
          </table:table-cell>
          <table:table-cell office:value-type="float" office:value="8.0">
            <text:p>8.0</text:p>
          </table:table-cell>
          <table:table-cell office:value-type="float" office:value="13.387246807088639">
            <text:p>13.387246807088639</text:p>
          </table:table-cell>
          <table:table-cell office:value-type="float" office:value="-1.4158620166946372">
            <text:p>-1.415862016694637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05T19:00:00">
            <text:p>Thu Feb  5 19:00:00 2015</text:p>
          </table:table-cell>
          <table:table-cell office:value-type="float" office:value="9.0">
            <text:p>9.0</text:p>
          </table:table-cell>
          <table:table-cell office:value-type="float" office:value="13.377900623085496">
            <text:p>13.377900623085496</text:p>
          </table:table-cell>
          <table:table-cell office:value-type="float" office:value="-1.4147157059765267">
            <text:p>-1.414715705976526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2-06T04:00:00">
            <text:p>Fri Feb  6 04:00:00 2015</text:p>
          </table:table-cell>
          <table:table-cell office:value-type="float" office:value="15.6667">
            <text:p>15.6667</text:p>
          </table:table-cell>
          <table:table-cell office:value-type="float" office:value="25.26440639389054">
            <text:p>25.26440639389054</text:p>
          </table:table-cell>
          <table:table-cell office:value-type="float" office:value="-0.4666671327167448">
            <text:p>-0.466667132716744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02-06T05:00:00">
            <text:p>Fri Feb  6 05:00:00 2015</text:p>
          </table:table-cell>
          <table:table-cell office:value-type="float" office:value="16.0">
            <text:p>16.0</text:p>
          </table:table-cell>
          <table:table-cell office:value-type="float" office:value="25.937490394637038">
            <text:p>25.937490394637038</text:p>
          </table:table-cell>
          <table:table-cell office:value-type="float" office:value="-0.2876085877077369">
            <text:p>-0.287608587707736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02-06T06:00:00">
            <text:p>Fri Feb  6 06:00:00 2015</text:p>
          </table:table-cell>
          <table:table-cell office:value-type="float" office:value="16.6667">
            <text:p>16.6667</text:p>
          </table:table-cell>
          <table:table-cell office:value-type="float" office:value="26.35272589846079">
            <text:p>26.35272589846079</text:p>
          </table:table-cell>
          <table:table-cell office:value-type="float" office:value="-0.11122431991299259">
            <text:p>-0.11122431991299259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02-07T22:00:00">
            <text:p>Sat Feb  7 22:00:00 2015</text:p>
          </table:table-cell>
          <table:table-cell office:value-type="float" office:value="18.5">
            <text:p>18.5</text:p>
          </table:table-cell>
          <table:table-cell office:value-type="float" office:value="28.456722187238434">
            <text:p>28.456722187238434</text:p>
          </table:table-cell>
          <table:table-cell office:value-type="float" office:value="0.35628158016620537">
            <text:p>0.3562815801662053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02-07T23:00:00">
            <text:p>Sat Feb  7 23:00:00 2015</text:p>
          </table:table-cell>
          <table:table-cell office:value-type="float" office:value="17.8333">
            <text:p>17.8333</text:p>
          </table:table-cell>
          <table:table-cell office:value-type="float" office:value="28.21778262658941">
            <text:p>28.21778262658941</text:p>
          </table:table-cell>
          <table:table-cell office:value-type="float" office:value="0.18778291888929594">
            <text:p>0.1877829188892959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5-02-08T00:00:00">
            <text:p>Sun Feb  8 00:00:00 2015</text:p>
          </table:table-cell>
          <table:table-cell office:value-type="float" office:value="16.3333">
            <text:p>16.3333</text:p>
          </table:table-cell>
          <table:table-cell office:value-type="float" office:value="27.963912107843598">
            <text:p>27.963912107843598</text:p>
          </table:table-cell>
          <table:table-cell office:value-type="float" office:value="0.042552647814256876">
            <text:p>0.042552647814256876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08T01:00:00">
            <text:p>Sun Feb  8 01:00:00 2015</text:p>
          </table:table-cell>
          <table:table-cell office:value-type="float" office:value="15.5">
            <text:p>15.5</text:p>
          </table:table-cell>
          <table:table-cell office:value-type="float" office:value="26.991571198834315">
            <text:p>26.991571198834315</text:p>
          </table:table-cell>
          <table:table-cell office:value-type="float" office:value="-0.07078520100589687">
            <text:p>-0.0707852010058968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2-08T02:00:00">
            <text:p>Sun Feb  8 02:00:00 2015</text:p>
          </table:table-cell>
          <table:table-cell office:value-type="float" office:value="14.3333">
            <text:p>14.3333</text:p>
          </table:table-cell>
          <table:table-cell office:value-type="float" office:value="25.676478633819215">
            <text:p>25.676478633819215</text:p>
          </table:table-cell>
          <table:table-cell office:value-type="float" office:value="-0.16593164315737577">
            <text:p>-0.1659316431573757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2-08T03:00:00">
            <text:p>Sun Feb  8 03:00:00 2015</text:p>
          </table:table-cell>
          <table:table-cell office:value-type="float" office:value="13.0">
            <text:p>13.0</text:p>
          </table:table-cell>
          <table:table-cell office:value-type="float" office:value="24.113407393479243">
            <text:p>24.113407393479243</text:p>
          </table:table-cell>
          <table:table-cell office:value-type="float" office:value="-0.24312832524277933">
            <text:p>-0.2431283252427793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08T04:00:00">
            <text:p>Sun Feb  8 04:00:00 2015</text:p>
          </table:table-cell>
          <table:table-cell office:value-type="float" office:value="11.8333">
            <text:p>11.8333</text:p>
          </table:table-cell>
          <table:table-cell office:value-type="float" office:value="22.97339516631703">
            <text:p>22.97339516631703</text:p>
          </table:table-cell>
          <table:table-cell office:value-type="float" office:value="-0.345194337965435">
            <text:p>-0.34519433796543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2-08T05:00:00">
            <text:p>Sun Feb  8 05:00:00 2015</text:p>
          </table:table-cell>
          <table:table-cell office:value-type="float" office:value="11.0">
            <text:p>11.0</text:p>
          </table:table-cell>
          <table:table-cell office:value-type="float" office:value="22.7150543123313">
            <text:p>22.7150543123313</text:p>
          </table:table-cell>
          <table:table-cell office:value-type="float" office:value="-0.39174977583419296">
            <text:p>-0.3917497758341929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2-08T06:00:00">
            <text:p>Sun Feb  8 06:00:00 2015</text:p>
          </table:table-cell>
          <table:table-cell office:value-type="float" office:value="14.5">
            <text:p>14.5</text:p>
          </table:table-cell>
          <table:table-cell office:value-type="float" office:value="21.975952354443475">
            <text:p>21.975952354443475</text:p>
          </table:table-cell>
          <table:table-cell office:value-type="float" office:value="-0.41198987970100137">
            <text:p>-0.4119898797010013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02-08T07:00:00">
            <text:p>Sun Feb  8 07:00:00 2015</text:p>
          </table:table-cell>
          <table:table-cell office:value-type="float" office:value="14.3333">
            <text:p>14.3333</text:p>
          </table:table-cell>
          <table:table-cell office:value-type="float" office:value="21.365952993101228">
            <text:p>21.365952993101228</text:p>
          </table:table-cell>
          <table:table-cell office:value-type="float" office:value="-0.4426819630545801">
            <text:p>-0.442681963054580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02-08T08:00:00">
            <text:p>Sun Feb  8 08:00:00 2015</text:p>
          </table:table-cell>
          <table:table-cell office:value-type="float" office:value="13.5">
            <text:p>13.5</text:p>
          </table:table-cell>
          <table:table-cell office:value-type="float" office:value="21.49604021929173">
            <text:p>21.49604021929173</text:p>
          </table:table-cell>
          <table:table-cell office:value-type="float" office:value="-0.459529288424207">
            <text:p>-0.459529288424207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2-08T09:00:00">
            <text:p>Sun Feb  8 09:00:00 2015</text:p>
          </table:table-cell>
          <table:table-cell office:value-type="float" office:value="13.8333">
            <text:p>13.8333</text:p>
          </table:table-cell>
          <table:table-cell office:value-type="float" office:value="20.55504424812902">
            <text:p>20.55504424812902</text:p>
          </table:table-cell>
          <table:table-cell office:value-type="float" office:value="-0.402449240673606">
            <text:p>-0.40244924067360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2-08T10:00:00">
            <text:p>Sun Feb  8 10:00:00 2015</text:p>
          </table:table-cell>
          <table:table-cell office:value-type="float" office:value="13.5">
            <text:p>13.5</text:p>
          </table:table-cell>
          <table:table-cell office:value-type="float" office:value="19.34175257295126">
            <text:p>19.34175257295126</text:p>
          </table:table-cell>
          <table:table-cell office:value-type="float" office:value="-0.29370264201168084">
            <text:p>-0.2937026420116808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5-02-08T11:00:00">
            <text:p>Sun Feb  8 11:00:00 2015</text:p>
          </table:table-cell>
          <table:table-cell office:value-type="float" office:value="12.6667">
            <text:p>12.6667</text:p>
          </table:table-cell>
          <table:table-cell office:value-type="float" office:value="18.195071747328257">
            <text:p>18.195071747328257</text:p>
          </table:table-cell>
          <table:table-cell office:value-type="float" office:value="-0.22967498704315517">
            <text:p>-0.229674987043155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2-08T12:00:00">
            <text:p>Sun Feb  8 12:00:00 2015</text:p>
          </table:table-cell>
          <table:table-cell office:value-type="float" office:value="11.1667">
            <text:p>11.1667</text:p>
          </table:table-cell>
          <table:table-cell office:value-type="float" office:value="17.89241566041137">
            <text:p>17.89241566041137</text:p>
          </table:table-cell>
          <table:table-cell office:value-type="float" office:value="-0.3674854655697783">
            <text:p>-0.367485465569778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2-08T13:00:00">
            <text:p>Sun Feb  8 13:00:00 2015</text:p>
          </table:table-cell>
          <table:table-cell office:value-type="float" office:value="12.3333">
            <text:p>12.3333</text:p>
          </table:table-cell>
          <table:table-cell office:value-type="float" office:value="18.025685544034047">
            <text:p>18.025685544034047</text:p>
          </table:table-cell>
          <table:table-cell office:value-type="float" office:value="-0.47771949597496116">
            <text:p>-0.477719495974961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08T14:00:00">
            <text:p>Sun Feb  8 14:00:00 2015</text:p>
          </table:table-cell>
          <table:table-cell office:value-type="float" office:value="13.0">
            <text:p>13.0</text:p>
          </table:table-cell>
          <table:table-cell office:value-type="float" office:value="18.39000394588048">
            <text:p>18.39000394588048</text:p>
          </table:table-cell>
          <table:table-cell office:value-type="float" office:value="-0.46742329957242035">
            <text:p>-0.4674232995724203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08T15:00:00">
            <text:p>Sun Feb  8 15:00:00 2015</text:p>
          </table:table-cell>
          <table:table-cell office:value-type="float" office:value="13.3333">
            <text:p>13.3333</text:p>
          </table:table-cell>
          <table:table-cell office:value-type="float" office:value="18.822464942036465">
            <text:p>18.822464942036465</text:p>
          </table:table-cell>
          <table:table-cell office:value-type="float" office:value="-0.4062132140039215">
            <text:p>-0.406213214003921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5-02-08T16:00:00">
            <text:p>Sun Feb  8 16:00:00 2015</text:p>
          </table:table-cell>
          <table:table-cell office:value-type="float" office:value="14.0">
            <text:p>14.0</text:p>
          </table:table-cell>
          <table:table-cell office:value-type="float" office:value="19.290685271535637">
            <text:p>19.290685271535637</text:p>
          </table:table-cell>
          <table:table-cell office:value-type="float" office:value="-0.3097017833963338">
            <text:p>-0.309701783396333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5-02-08T17:00:00">
            <text:p>Sun Feb  8 17:00:00 2015</text:p>
          </table:table-cell>
          <table:table-cell office:value-type="float" office:value="13.5">
            <text:p>13.5</text:p>
          </table:table-cell>
          <table:table-cell office:value-type="float" office:value="19.831600801217427">
            <text:p>19.831600801217427</text:p>
          </table:table-cell>
          <table:table-cell office:value-type="float" office:value="-0.19472720158351933">
            <text:p>-0.1947272015835193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5-02-08T18:00:00">
            <text:p>Sun Feb  8 18:00:00 2015</text:p>
          </table:table-cell>
          <table:table-cell office:value-type="float" office:value="13.8333">
            <text:p>13.8333</text:p>
          </table:table-cell>
          <table:table-cell office:value-type="float" office:value="20.58463354458696">
            <text:p>20.58463354458696</text:p>
          </table:table-cell>
          <table:table-cell office:value-type="float" office:value="-0.08188786038935429">
            <text:p>-0.0818878603893542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5-02-08T19:00:00">
            <text:p>Sun Feb  8 19:00:00 2015</text:p>
          </table:table-cell>
          <table:table-cell office:value-type="float" office:value="14.1667">
            <text:p>14.1667</text:p>
          </table:table-cell>
          <table:table-cell office:value-type="float" office:value="21.060356355092082">
            <text:p>21.060356355092082</text:p>
          </table:table-cell>
          <table:table-cell office:value-type="float" office:value="-0.0824513081225771">
            <text:p>-0.082451308122577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5-02-08T20:00:00">
            <text:p>Sun Feb  8 20:00:00 2015</text:p>
          </table:table-cell>
          <table:table-cell office:value-type="float" office:value="15.1667">
            <text:p>15.1667</text:p>
          </table:table-cell>
          <table:table-cell office:value-type="float" office:value="21.363652599121046">
            <text:p>21.363652599121046</text:p>
          </table:table-cell>
          <table:table-cell office:value-type="float" office:value="-0.14450033393062606">
            <text:p>-0.1445003339306260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2-08T21:00:00">
            <text:p>Sun Feb  8 21:00:00 2015</text:p>
          </table:table-cell>
          <table:table-cell office:value-type="float" office:value="15.6667">
            <text:p>15.6667</text:p>
          </table:table-cell>
          <table:table-cell office:value-type="float" office:value="21.682799184045447">
            <text:p>21.682799184045447</text:p>
          </table:table-cell>
          <table:table-cell office:value-type="float" office:value="-0.21629587655372787">
            <text:p>-0.2162958765537278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5-02-08T22:00:00">
            <text:p>Sun Feb  8 22:00:00 2015</text:p>
          </table:table-cell>
          <table:table-cell office:value-type="float" office:value="18.0">
            <text:p>18.0</text:p>
          </table:table-cell>
          <table:table-cell office:value-type="float" office:value="21.69646614258776">
            <text:p>21.69646614258776</text:p>
          </table:table-cell>
          <table:table-cell office:value-type="float" office:value="-0.2226586276671075">
            <text:p>-0.2226586276671075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08T23:00:00">
            <text:p>Sun Feb  8 23:00:00 2015</text:p>
          </table:table-cell>
          <table:table-cell office:value-type="float" office:value="17.1667">
            <text:p>17.1667</text:p>
          </table:table-cell>
          <table:table-cell office:value-type="float" office:value="21.67062731917356">
            <text:p>21.67062731917356</text:p>
          </table:table-cell>
          <table:table-cell office:value-type="float" office:value="-0.1842179242230791">
            <text:p>-0.184217924223079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09T00:00:00">
            <text:p>Mon Feb  9 00:00:00 2015</text:p>
          </table:table-cell>
          <table:table-cell office:value-type="float" office:value="17.0">
            <text:p>17.0</text:p>
          </table:table-cell>
          <table:table-cell office:value-type="float" office:value="21.730760510757033">
            <text:p>21.730760510757033</text:p>
          </table:table-cell>
          <table:table-cell office:value-type="float" office:value="-0.15293730940550193">
            <text:p>-0.15293730940550193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5-02-09T01:00:00">
            <text:p>Mon Feb  9 01:00:00 2015</text:p>
          </table:table-cell>
          <table:table-cell office:value-type="float" office:value="17.0">
            <text:p>17.0</text:p>
          </table:table-cell>
          <table:table-cell office:value-type="float" office:value="21.827388546999256">
            <text:p>21.827388546999256</text:p>
          </table:table-cell>
          <table:table-cell office:value-type="float" office:value="-0.12636992565881883">
            <text:p>-0.1263699256588188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2-09T02:00:00">
            <text:p>Mon Feb  9 02:00:00 2015</text:p>
          </table:table-cell>
          <table:table-cell office:value-type="float" office:value="16.0">
            <text:p>16.0</text:p>
          </table:table-cell>
          <table:table-cell office:value-type="float" office:value="21.920229675862064">
            <text:p>21.920229675862064</text:p>
          </table:table-cell>
          <table:table-cell office:value-type="float" office:value="-0.09275837018655345">
            <text:p>-0.0927583701865534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2-09T03:00:00">
            <text:p>Mon Feb  9 03:00:00 2015</text:p>
          </table:table-cell>
          <table:table-cell office:value-type="float" office:value="15.0">
            <text:p>15.0</text:p>
          </table:table-cell>
          <table:table-cell office:value-type="float" office:value="22.005858768281563">
            <text:p>22.005858768281563</text:p>
          </table:table-cell>
          <table:table-cell office:value-type="float" office:value="-0.0386781405106913">
            <text:p>-0.038678140510691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5-02-09T04:00:00">
            <text:p>Mon Feb  9 04:00:00 2015</text:p>
          </table:table-cell>
          <table:table-cell office:value-type="float" office:value="13.6667">
            <text:p>13.6667</text:p>
          </table:table-cell>
          <table:table-cell office:value-type="float" office:value="22.06723200316996">
            <text:p>22.06723200316996</text:p>
          </table:table-cell>
          <table:table-cell office:value-type="float" office:value="-0.018138186559652388">
            <text:p>-0.01813818655965238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5-02-09T05:00:00">
            <text:p>Mon Feb  9 05:00:00 2015</text:p>
          </table:table-cell>
          <table:table-cell office:value-type="float" office:value="12.3333">
            <text:p>12.3333</text:p>
          </table:table-cell>
          <table:table-cell office:value-type="float" office:value="21.929014917464254">
            <text:p>21.929014917464254</text:p>
          </table:table-cell>
          <table:table-cell office:value-type="float" office:value="-0.03494896474754583">
            <text:p>-0.0349489647475458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02-09T06:00:00">
            <text:p>Mon Feb  9 06:00:00 2015</text:p>
          </table:table-cell>
          <table:table-cell office:value-type="float" office:value="11.1667">
            <text:p>11.1667</text:p>
          </table:table-cell>
          <table:table-cell office:value-type="float" office:value="21.453395474281724">
            <text:p>21.453395474281724</text:p>
          </table:table-cell>
          <table:table-cell office:value-type="float" office:value="-0.08273793367326245">
            <text:p>-0.0827379336732624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09T07:00:00">
            <text:p>Mon Feb  9 07:00:00 2015</text:p>
          </table:table-cell>
          <table:table-cell office:value-type="float" office:value="10.3333">
            <text:p>10.3333</text:p>
          </table:table-cell>
          <table:table-cell office:value-type="float" office:value="21.438881842826127">
            <text:p>21.438881842826127</text:p>
          </table:table-cell>
          <table:table-cell office:value-type="float" office:value="-0.08280697631326196">
            <text:p>-0.0828069763132619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5-02-09T08:00:00">
            <text:p>Mon Feb  9 08:00:00 2015</text:p>
          </table:table-cell>
          <table:table-cell office:value-type="float" office:value="9.3333">
            <text:p>9.3333</text:p>
          </table:table-cell>
          <table:table-cell office:value-type="float" office:value="19.903045763829947">
            <text:p>19.903045763829947</text:p>
          </table:table-cell>
          <table:table-cell office:value-type="float" office:value="0.24661156473952783">
            <text:p>0.2466115647395278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2-09T09:00:00">
            <text:p>Mon Feb  9 09:00:00 2015</text:p>
          </table:table-cell>
          <table:table-cell office:value-type="float" office:value="9.0">
            <text:p>9.0</text:p>
          </table:table-cell>
          <table:table-cell office:value-type="float" office:value="20.329105613010505">
            <text:p>20.329105613010505</text:p>
          </table:table-cell>
          <table:table-cell office:value-type="float" office:value="0.1608484937210728">
            <text:p>0.1608484937210728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2-09T10:00:00">
            <text:p>Mon Feb  9 10:00:00 2015</text:p>
          </table:table-cell>
          <table:table-cell office:value-type="float" office:value="9.8333">
            <text:p>9.8333</text:p>
          </table:table-cell>
          <table:table-cell office:value-type="float" office:value="20.851766415382517">
            <text:p>20.851766415382517</text:p>
          </table:table-cell>
          <table:table-cell office:value-type="float" office:value="0.0826837213972643">
            <text:p>0.082683721397264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2-09T11:00:00">
            <text:p>Mon Feb  9 11:00:00 2015</text:p>
          </table:table-cell>
          <table:table-cell office:value-type="float" office:value="9.6667">
            <text:p>9.6667</text:p>
          </table:table-cell>
          <table:table-cell office:value-type="float" office:value="20.833010106689876">
            <text:p>20.833010106689876</text:p>
          </table:table-cell>
          <table:table-cell office:value-type="float" office:value="0.08217617799835521">
            <text:p>0.0821761779983552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2-09T12:00:00">
            <text:p>Mon Feb  9 12:00:00 2015</text:p>
          </table:table-cell>
          <table:table-cell office:value-type="float" office:value="9.8333">
            <text:p>9.8333</text:p>
          </table:table-cell>
          <table:table-cell office:value-type="float" office:value="20.833821703473156">
            <text:p>20.833821703473156</text:p>
          </table:table-cell>
          <table:table-cell office:value-type="float" office:value="0.08870793205805268">
            <text:p>0.0887079320580526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09T13:00:00">
            <text:p>Mon Feb  9 13:00:00 2015</text:p>
          </table:table-cell>
          <table:table-cell office:value-type="float" office:value="10.6667">
            <text:p>10.6667</text:p>
          </table:table-cell>
          <table:table-cell office:value-type="float" office:value="20.93177420424094">
            <text:p>20.93177420424094</text:p>
          </table:table-cell>
          <table:table-cell office:value-type="float" office:value="0.06603845268364818">
            <text:p>0.0660384526836481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5-02-09T14:00:00">
            <text:p>Mon Feb  9 14:00:00 2015</text:p>
          </table:table-cell>
          <table:table-cell office:value-type="float" office:value="12.8333">
            <text:p>12.8333</text:p>
          </table:table-cell>
          <table:table-cell office:value-type="float" office:value="21.169599352277114">
            <text:p>21.169599352277114</text:p>
          </table:table-cell>
          <table:table-cell office:value-type="float" office:value="0.061020497742373135">
            <text:p>0.06102049774237313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5-02-09T15:00:00">
            <text:p>Mon Feb  9 15:00:00 2015</text:p>
          </table:table-cell>
          <table:table-cell office:value-type="float" office:value="17.1667">
            <text:p>17.1667</text:p>
          </table:table-cell>
          <table:table-cell office:value-type="float" office:value="21.941313972444334">
            <text:p>21.941313972444334</text:p>
          </table:table-cell>
          <table:table-cell office:value-type="float" office:value="0.13094746057891174">
            <text:p>0.1309474605789117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15-02-09T16:00:00">
            <text:p>Mon Feb  9 16:00:00 2015</text:p>
          </table:table-cell>
          <table:table-cell office:value-type="float" office:value="23.1667">
            <text:p>23.1667</text:p>
          </table:table-cell>
          <table:table-cell office:value-type="float" office:value="22.85280032842852">
            <text:p>22.85280032842852</text:p>
          </table:table-cell>
          <table:table-cell office:value-type="float" office:value="0.23893120259656117">
            <text:p>0.2389312025965611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5-02-09T17:00:00">
            <text:p>Mon Feb  9 17:00:00 2015</text:p>
          </table:table-cell>
          <table:table-cell office:value-type="float" office:value="29.0">
            <text:p>29.0</text:p>
          </table:table-cell>
          <table:table-cell office:value-type="float" office:value="23.71091198801658">
            <text:p>23.71091198801658</text:p>
          </table:table-cell>
          <table:table-cell office:value-type="float" office:value="0.3332749361886575">
            <text:p>0.333274936188657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108.0">
            <text:p>108.0</text:p>
          </table:table-cell>
        </table:table-row>
        <table:table-row>
          <table:table-cell table:style-name="pd1" office:value-type="date" office:date-value="2015-02-09T18:00:00">
            <text:p>Mon Feb  9 18:00:00 2015</text:p>
          </table:table-cell>
          <table:table-cell office:value-type="float" office:value="29.8333">
            <text:p>29.8333</text:p>
          </table:table-cell>
          <table:table-cell office:value-type="float" office:value="24.4028385514613">
            <text:p>24.4028385514613</text:p>
          </table:table-cell>
          <table:table-cell office:value-type="float" office:value="0.38631712383409533">
            <text:p>0.3863171238340953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15-02-09T19:00:00">
            <text:p>Mon Feb  9 19:00:00 2015</text:p>
          </table:table-cell>
          <table:table-cell office:value-type="float" office:value="29.6667">
            <text:p>29.6667</text:p>
          </table:table-cell>
          <table:table-cell office:value-type="float" office:value="24.46212821625882">
            <text:p>24.46212821625882</text:p>
          </table:table-cell>
          <table:table-cell office:value-type="float" office:value="0.38236996543124496">
            <text:p>0.3823699654312449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02-09T20:00:00">
            <text:p>Mon Feb  9 20:00:00 2015</text:p>
          </table:table-cell>
          <table:table-cell office:value-type="float" office:value="29.5">
            <text:p>29.5</text:p>
          </table:table-cell>
          <table:table-cell office:value-type="float" office:value="24.545707154098714">
            <text:p>24.545707154098714</text:p>
          </table:table-cell>
          <table:table-cell office:value-type="float" office:value="0.36900537707955505">
            <text:p>0.3690053770795550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02-09T21:00:00">
            <text:p>Mon Feb  9 21:00:00 2015</text:p>
          </table:table-cell>
          <table:table-cell office:value-type="float" office:value="27.1667">
            <text:p>27.1667</text:p>
          </table:table-cell>
          <table:table-cell office:value-type="float" office:value="24.487687756325514">
            <text:p>24.487687756325514</text:p>
          </table:table-cell>
          <table:table-cell office:value-type="float" office:value="0.3802039398641865">
            <text:p>0.3802039398641865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2-09T22:00:00">
            <text:p>Mon Feb  9 22:00:00 2015</text:p>
          </table:table-cell>
          <table:table-cell office:value-type="float" office:value="28.3333">
            <text:p>28.3333</text:p>
          </table:table-cell>
          <table:table-cell office:value-type="float" office:value="24.499154721867907">
            <text:p>24.499154721867907</text:p>
          </table:table-cell>
          <table:table-cell office:value-type="float" office:value="0.43534660240219764">
            <text:p>0.43534660240219764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2-09T23:00:00">
            <text:p>Mon Feb  9 23:00:00 2015</text:p>
          </table:table-cell>
          <table:table-cell office:value-type="float" office:value="28.6667">
            <text:p>28.6667</text:p>
          </table:table-cell>
          <table:table-cell office:value-type="float" office:value="24.5929557234691">
            <text:p>24.5929557234691</text:p>
          </table:table-cell>
          <table:table-cell office:value-type="float" office:value="0.4698457422274022">
            <text:p>0.469845742227402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10T00:00:00">
            <text:p>Tue Feb 10 00:00:00 2015</text:p>
          </table:table-cell>
          <table:table-cell office:value-type="float" office:value="26.3333">
            <text:p>26.3333</text:p>
          </table:table-cell>
          <table:table-cell office:value-type="float" office:value="24.555543700146217">
            <text:p>24.555543700146217</text:p>
          </table:table-cell>
          <table:table-cell office:value-type="float" office:value="0.4608711135124366">
            <text:p>0.4608711135124366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5-02-10T01:00:00">
            <text:p>Tue Feb 10 01:00:00 2015</text:p>
          </table:table-cell>
          <table:table-cell office:value-type="float" office:value="25.1667">
            <text:p>25.1667</text:p>
          </table:table-cell>
          <table:table-cell office:value-type="float" office:value="24.369059962892752">
            <text:p>24.369059962892752</text:p>
          </table:table-cell>
          <table:table-cell office:value-type="float" office:value="0.40737691674065274">
            <text:p>0.4073769167406527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5-02-10T02:00:00">
            <text:p>Tue Feb 10 02:00:00 2015</text:p>
          </table:table-cell>
          <table:table-cell office:value-type="float" office:value="23.5">
            <text:p>23.5</text:p>
          </table:table-cell>
          <table:table-cell office:value-type="float" office:value="24.207929945020776">
            <text:p>24.207929945020776</text:p>
          </table:table-cell>
          <table:table-cell office:value-type="float" office:value="0.3220257082810659">
            <text:p>0.322025708281065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2-10T03:00:00">
            <text:p>Tue Feb 10 03:00:00 2015</text:p>
          </table:table-cell>
          <table:table-cell office:value-type="float" office:value="21.8333">
            <text:p>21.8333</text:p>
          </table:table-cell>
          <table:table-cell office:value-type="float" office:value="24.06314839059432">
            <text:p>24.06314839059432</text:p>
          </table:table-cell>
          <table:table-cell office:value-type="float" office:value="0.2305121818489924">
            <text:p>0.230512181848992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2-10T04:00:00">
            <text:p>Tue Feb 10 04:00:00 2015</text:p>
          </table:table-cell>
          <table:table-cell office:value-type="float" office:value="22.3333">
            <text:p>22.3333</text:p>
          </table:table-cell>
          <table:table-cell office:value-type="float" office:value="24.14688496021235">
            <text:p>24.14688496021235</text:p>
          </table:table-cell>
          <table:table-cell office:value-type="float" office:value="0.23636034926391042">
            <text:p>0.2363603492639104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2-10T05:00:00">
            <text:p>Tue Feb 10 05:00:00 2015</text:p>
          </table:table-cell>
          <table:table-cell office:value-type="float" office:value="20.3333">
            <text:p>20.3333</text:p>
          </table:table-cell>
          <table:table-cell office:value-type="float" office:value="23.890558799641735">
            <text:p>23.890558799641735</text:p>
          </table:table-cell>
          <table:table-cell office:value-type="float" office:value="0.18272739471162344">
            <text:p>0.1827273947116234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02-10T06:00:00">
            <text:p>Tue Feb 10 06:00:00 2015</text:p>
          </table:table-cell>
          <table:table-cell office:value-type="float" office:value="19.5">
            <text:p>19.5</text:p>
          </table:table-cell>
          <table:table-cell office:value-type="float" office:value="23.777895094594808">
            <text:p>23.777895094594808</text:p>
          </table:table-cell>
          <table:table-cell office:value-type="float" office:value="0.15215191929340288">
            <text:p>0.1521519192934028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2-10T07:00:00">
            <text:p>Tue Feb 10 07:00:00 2015</text:p>
          </table:table-cell>
          <table:table-cell office:value-type="float" office:value="19.5">
            <text:p>19.5</text:p>
          </table:table-cell>
          <table:table-cell office:value-type="float" office:value="23.371730985530164">
            <text:p>23.371730985530164</text:p>
          </table:table-cell>
          <table:table-cell office:value-type="float" office:value="0.15221289076924954">
            <text:p>0.1522128907692495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2-10T08:00:00">
            <text:p>Tue Feb 10 08:00:00 2015</text:p>
          </table:table-cell>
          <table:table-cell office:value-type="float" office:value="21.3333">
            <text:p>21.3333</text:p>
          </table:table-cell>
          <table:table-cell office:value-type="float" office:value="23.35206673452335">
            <text:p>23.35206673452335</text:p>
          </table:table-cell>
          <table:table-cell office:value-type="float" office:value="0.15439264737064246">
            <text:p>0.1543926473706424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2-10T09:00:00">
            <text:p>Tue Feb 10 09:00:00 2015</text:p>
          </table:table-cell>
          <table:table-cell office:value-type="float" office:value="20.6667">
            <text:p>20.6667</text:p>
          </table:table-cell>
          <table:table-cell office:value-type="float" office:value="23.693414035978027">
            <text:p>23.693414035978027</text:p>
          </table:table-cell>
          <table:table-cell office:value-type="float" office:value="0.08812729974837072">
            <text:p>0.0881272997483707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2-10T10:00:00">
            <text:p>Tue Feb 10 10:00:00 2015</text:p>
          </table:table-cell>
          <table:table-cell office:value-type="float" office:value="20.8333">
            <text:p>20.8333</text:p>
          </table:table-cell>
          <table:table-cell office:value-type="float" office:value="23.58726995661786">
            <text:p>23.58726995661786</text:p>
          </table:table-cell>
          <table:table-cell office:value-type="float" office:value="0.1046920271312468">
            <text:p>0.1046920271312468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2-10T11:00:00">
            <text:p>Tue Feb 10 11:00:00 2015</text:p>
          </table:table-cell>
          <table:table-cell office:value-type="float" office:value="21.3333">
            <text:p>21.3333</text:p>
          </table:table-cell>
          <table:table-cell office:value-type="float" office:value="23.895236416290704">
            <text:p>23.895236416290704</text:p>
          </table:table-cell>
          <table:table-cell office:value-type="float" office:value="0.09170286237770453">
            <text:p>0.0917028623777045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2-10T12:00:00">
            <text:p>Tue Feb 10 12:00:00 2015</text:p>
          </table:table-cell>
          <table:table-cell office:value-type="float" office:value="21.1667">
            <text:p>21.1667</text:p>
          </table:table-cell>
          <table:table-cell office:value-type="float" office:value="24.719381724691722">
            <text:p>24.719381724691722</text:p>
          </table:table-cell>
          <table:table-cell office:value-type="float" office:value="0.1286121644981669">
            <text:p>0.128612164498166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5-02-10T13:00:00">
            <text:p>Tue Feb 10 13:00:00 2015</text:p>
          </table:table-cell>
          <table:table-cell office:value-type="float" office:value="20.3333">
            <text:p>20.3333</text:p>
          </table:table-cell>
          <table:table-cell office:value-type="float" office:value="24.67766977386159">
            <text:p>24.67766977386159</text:p>
          </table:table-cell>
          <table:table-cell office:value-type="float" office:value="0.21344326688556153">
            <text:p>0.2134432668855615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10T14:00:00">
            <text:p>Tue Feb 10 14:00:00 2015</text:p>
          </table:table-cell>
          <table:table-cell office:value-type="float" office:value="20.0">
            <text:p>20.0</text:p>
          </table:table-cell>
          <table:table-cell office:value-type="float" office:value="24.522900816446437">
            <text:p>24.522900816446437</text:p>
          </table:table-cell>
          <table:table-cell office:value-type="float" office:value="0.2305911934317939">
            <text:p>0.230591193431793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2-10T15:00:00">
            <text:p>Tue Feb 10 15:00:00 2015</text:p>
          </table:table-cell>
          <table:table-cell office:value-type="float" office:value="19.0">
            <text:p>19.0</text:p>
          </table:table-cell>
          <table:table-cell office:value-type="float" office:value="23.96035281891509">
            <text:p>23.96035281891509</text:p>
          </table:table-cell>
          <table:table-cell office:value-type="float" office:value="0.21764816743859827">
            <text:p>0.2176481674385982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5-02-10T16:00:00">
            <text:p>Tue Feb 10 16:00:00 2015</text:p>
          </table:table-cell>
          <table:table-cell office:value-type="float" office:value="19.0">
            <text:p>19.0</text:p>
          </table:table-cell>
          <table:table-cell office:value-type="float" office:value="23.037225694822567">
            <text:p>23.037225694822567</text:p>
          </table:table-cell>
          <table:table-cell office:value-type="float" office:value="0.13779664222473312">
            <text:p>0.137796642224733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5-02-10T17:00:00">
            <text:p>Tue Feb 10 17:00:00 2015</text:p>
          </table:table-cell>
          <table:table-cell office:value-type="float" office:value="19.6667">
            <text:p>19.6667</text:p>
          </table:table-cell>
          <table:table-cell office:value-type="float" office:value="21.834124969533526">
            <text:p>21.834124969533526</text:p>
          </table:table-cell>
          <table:table-cell office:value-type="float" office:value="-0.02983276341203573">
            <text:p>-0.0298327634120357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5-02-10T18:00:00">
            <text:p>Tue Feb 10 18:00:00 2015</text:p>
          </table:table-cell>
          <table:table-cell office:value-type="float" office:value="20.3333">
            <text:p>20.3333</text:p>
          </table:table-cell>
          <table:table-cell office:value-type="float" office:value="20.421886868891548">
            <text:p>20.421886868891548</text:p>
          </table:table-cell>
          <table:table-cell office:value-type="float" office:value="-0.27764414694640177">
            <text:p>-0.2776441469464017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5-02-11T02:00:00">
            <text:p>Wed Feb 11 02:00:00 2015</text:p>
          </table:table-cell>
          <table:table-cell office:value-type="float" office:value="31.0">
            <text:p>31.0</text:p>
          </table:table-cell>
          <table:table-cell office:value-type="float" office:value="22.75659937197402">
            <text:p>22.75659937197402</text:p>
          </table:table-cell>
          <table:table-cell office:value-type="float" office:value="-0.07507496631304576">
            <text:p>-0.0750749663130457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2-11T03:00:00">
            <text:p>Wed Feb 11 03:00:00 2015</text:p>
          </table:table-cell>
          <table:table-cell office:value-type="float" office:value="29.8333">
            <text:p>29.8333</text:p>
          </table:table-cell>
          <table:table-cell office:value-type="float" office:value="22.489571813150356">
            <text:p>22.489571813150356</text:p>
          </table:table-cell>
          <table:table-cell office:value-type="float" office:value="0.016089146878486994">
            <text:p>0.01608914687848699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2-11T04:00:00">
            <text:p>Wed Feb 11 04:00:00 2015</text:p>
          </table:table-cell>
          <table:table-cell office:value-type="float" office:value="29.0">
            <text:p>29.0</text:p>
          </table:table-cell>
          <table:table-cell office:value-type="float" office:value="22.554815428961042">
            <text:p>22.554815428961042</text:p>
          </table:table-cell>
          <table:table-cell office:value-type="float" office:value="0.03983599825789541">
            <text:p>0.0398359982578954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2-11T05:00:00">
            <text:p>Wed Feb 11 05:00:00 2015</text:p>
          </table:table-cell>
          <table:table-cell office:value-type="float" office:value="27.6667">
            <text:p>27.6667</text:p>
          </table:table-cell>
          <table:table-cell office:value-type="float" office:value="22.561318643507988">
            <text:p>22.561318643507988</text:p>
          </table:table-cell>
          <table:table-cell office:value-type="float" office:value="0.15159351545105043">
            <text:p>0.1515935154510504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2-11T06:00:00">
            <text:p>Wed Feb 11 06:00:00 2015</text:p>
          </table:table-cell>
          <table:table-cell office:value-type="float" office:value="26.5">
            <text:p>26.5</text:p>
          </table:table-cell>
          <table:table-cell office:value-type="float" office:value="22.518102142833005">
            <text:p>22.518102142833005</text:p>
          </table:table-cell>
          <table:table-cell office:value-type="float" office:value="0.23685294401319798">
            <text:p>0.2368529440131979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5-02-11T07:00:00">
            <text:p>Wed Feb 11 07:00:00 2015</text:p>
          </table:table-cell>
          <table:table-cell office:value-type="float" office:value="25.0">
            <text:p>25.0</text:p>
          </table:table-cell>
          <table:table-cell office:value-type="float" office:value="22.531376239330097">
            <text:p>22.531376239330097</text:p>
          </table:table-cell>
          <table:table-cell office:value-type="float" office:value="0.25334150865836036">
            <text:p>0.2533415086583603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11T08:00:00">
            <text:p>Wed Feb 11 08:00:00 2015</text:p>
          </table:table-cell>
          <table:table-cell office:value-type="float" office:value="23.1667">
            <text:p>23.1667</text:p>
          </table:table-cell>
          <table:table-cell office:value-type="float" office:value="22.284408670807096">
            <text:p>22.284408670807096</text:p>
          </table:table-cell>
          <table:table-cell office:value-type="float" office:value="0.2021034295101634">
            <text:p>0.202103429510163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11T12:00:00">
            <text:p>Wed Feb 11 12:00:00 2015</text:p>
          </table:table-cell>
          <table:table-cell office:value-type="float" office:value="21.6667">
            <text:p>21.6667</text:p>
          </table:table-cell>
          <table:table-cell office:value-type="float" office:value="23.306507080716415">
            <text:p>23.306507080716415</text:p>
          </table:table-cell>
          <table:table-cell office:value-type="float" office:value="-0.038769304082763155">
            <text:p>-0.03876930408276315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5-02-11T13:00:00">
            <text:p>Wed Feb 11 13:00:00 2015</text:p>
          </table:table-cell>
          <table:table-cell office:value-type="float" office:value="21.1667">
            <text:p>21.1667</text:p>
          </table:table-cell>
          <table:table-cell office:value-type="float" office:value="23.25760655921051">
            <text:p>23.25760655921051</text:p>
          </table:table-cell>
          <table:table-cell office:value-type="float" office:value="-0.2006887264432804">
            <text:p>-0.200688726443280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2-11T14:00:00">
            <text:p>Wed Feb 11 14:00:00 2015</text:p>
          </table:table-cell>
          <table:table-cell office:value-type="float" office:value="22.8333">
            <text:p>22.8333</text:p>
          </table:table-cell>
          <table:table-cell office:value-type="float" office:value="23.969296264315105">
            <text:p>23.969296264315105</text:p>
          </table:table-cell>
          <table:table-cell office:value-type="float" office:value="-0.23627485012017574">
            <text:p>-0.2362748501201757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2-11T15:00:00">
            <text:p>Wed Feb 11 15:00:00 2015</text:p>
          </table:table-cell>
          <table:table-cell office:value-type="float" office:value="25.3333">
            <text:p>25.3333</text:p>
          </table:table-cell>
          <table:table-cell office:value-type="float" office:value="24.538483879895708">
            <text:p>24.538483879895708</text:p>
          </table:table-cell>
          <table:table-cell office:value-type="float" office:value="-0.18383099546157824">
            <text:p>-0.1838309954615782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5-02-16T03:00:00">
            <text:p>Mon Feb 16 03:00:00 2015</text:p>
          </table:table-cell>
          <table:table-cell office:value-type="float" office:value="17.5">
            <text:p>17.5</text:p>
          </table:table-cell>
          <table:table-cell office:value-type="float" office:value="21.730087277234677">
            <text:p>21.730087277234677</text:p>
          </table:table-cell>
          <table:table-cell office:value-type="float" office:value="-0.6371600673381804">
            <text:p>-0.637160067338180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2-16T04:00:00">
            <text:p>Mon Feb 16 04:00:00 2015</text:p>
          </table:table-cell>
          <table:table-cell office:value-type="float" office:value="16.0">
            <text:p>16.0</text:p>
          </table:table-cell>
          <table:table-cell office:value-type="float" office:value="22.311307793482058">
            <text:p>22.311307793482058</text:p>
          </table:table-cell>
          <table:table-cell office:value-type="float" office:value="-0.45099368278094226">
            <text:p>-0.4509936827809422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5-02-16T05:00:00">
            <text:p>Mon Feb 16 05:00:00 2015</text:p>
          </table:table-cell>
          <table:table-cell office:value-type="float" office:value="14.8333">
            <text:p>14.8333</text:p>
          </table:table-cell>
          <table:table-cell office:value-type="float" office:value="22.91258287373558">
            <text:p>22.91258287373558</text:p>
          </table:table-cell>
          <table:table-cell office:value-type="float" office:value="-0.2768067806924205">
            <text:p>-0.276806780692420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2-16T06:00:00">
            <text:p>Mon Feb 16 06:00:00 2015</text:p>
          </table:table-cell>
          <table:table-cell office:value-type="float" office:value="13.8333">
            <text:p>13.8333</text:p>
          </table:table-cell>
          <table:table-cell office:value-type="float" office:value="22.987904324448227">
            <text:p>22.987904324448227</text:p>
          </table:table-cell>
          <table:table-cell office:value-type="float" office:value="-0.1039533530947498">
            <text:p>-0.103953353094749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2-16T07:00:00">
            <text:p>Mon Feb 16 07:00:00 2015</text:p>
          </table:table-cell>
          <table:table-cell office:value-type="float" office:value="12.8333">
            <text:p>12.8333</text:p>
          </table:table-cell>
          <table:table-cell office:value-type="float" office:value="23.072855795887328">
            <text:p>23.072855795887328</text:p>
          </table:table-cell>
          <table:table-cell office:value-type="float" office:value="0.07383073395098108">
            <text:p>0.0738307339509810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2-16T08:00:00">
            <text:p>Mon Feb 16 08:00:00 2015</text:p>
          </table:table-cell>
          <table:table-cell office:value-type="float" office:value="11.8333">
            <text:p>11.8333</text:p>
          </table:table-cell>
          <table:table-cell office:value-type="float" office:value="22.726812780572455">
            <text:p>22.726812780572455</text:p>
          </table:table-cell>
          <table:table-cell office:value-type="float" office:value="0.24143907450251334">
            <text:p>0.2414390745025133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2-17T09:00:00">
            <text:p>Tue Feb 17 09:00:00 2015</text:p>
          </table:table-cell>
          <table:table-cell office:value-type="float" office:value="16.0">
            <text:p>16.0</text:p>
          </table:table-cell>
          <table:table-cell office:value-type="float" office:value="14.439861838116617">
            <text:p>14.439861838116617</text:p>
          </table:table-cell>
          <table:table-cell office:value-type="float" office:value="1.886342373034963">
            <text:p>1.88634237303496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2-17T10:00:00">
            <text:p>Tue Feb 17 10:00:00 2015</text:p>
          </table:table-cell>
          <table:table-cell office:value-type="float" office:value="14.6667">
            <text:p>14.6667</text:p>
          </table:table-cell>
          <table:table-cell office:value-type="float" office:value="16.503397156764876">
            <text:p>16.503397156764876</text:p>
          </table:table-cell>
          <table:table-cell office:value-type="float" office:value="1.7502960007470079">
            <text:p>1.750296000747007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5-02-17T11:00:00">
            <text:p>Tue Feb 17 11:00:00 2015</text:p>
          </table:table-cell>
          <table:table-cell office:value-type="float" office:value="12.1667">
            <text:p>12.1667</text:p>
          </table:table-cell>
          <table:table-cell office:value-type="float" office:value="18.55749058586182">
            <text:p>18.55749058586182</text:p>
          </table:table-cell>
          <table:table-cell office:value-type="float" office:value="1.5606758283069067">
            <text:p>1.560675828306906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2-17T12:00:00">
            <text:p>Tue Feb 17 12:00:00 2015</text:p>
          </table:table-cell>
          <table:table-cell office:value-type="float" office:value="9.6667">
            <text:p>9.6667</text:p>
          </table:table-cell>
          <table:table-cell office:value-type="float" office:value="20.67022922242677">
            <text:p>20.67022922242677</text:p>
          </table:table-cell>
          <table:table-cell office:value-type="float" office:value="1.2900456125086814">
            <text:p>1.290045612508681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02-17T15:00:00">
            <text:p>Tue Feb 17 15:00:00 2015</text:p>
          </table:table-cell>
          <table:table-cell office:value-type="float" office:value="7.8333">
            <text:p>7.8333</text:p>
          </table:table-cell>
          <table:table-cell office:value-type="float" office:value="23.036930386993884">
            <text:p>23.036930386993884</text:p>
          </table:table-cell>
          <table:table-cell office:value-type="float" office:value="1.1094640935310125">
            <text:p>1.109464093531012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5-02-17T16:00:00">
            <text:p>Tue Feb 17 16:00:00 2015</text:p>
          </table:table-cell>
          <table:table-cell office:value-type="float" office:value="7.0">
            <text:p>7.0</text:p>
          </table:table-cell>
          <table:table-cell office:value-type="float" office:value="24.572662067744776">
            <text:p>24.572662067744776</text:p>
          </table:table-cell>
          <table:table-cell office:value-type="float" office:value="0.8887093963839595">
            <text:p>0.888709396383959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7T17:00:00">
            <text:p>Tue Feb 17 17:00:00 2015</text:p>
          </table:table-cell>
          <table:table-cell office:value-type="float" office:value="7.5">
            <text:p>7.5</text:p>
          </table:table-cell>
          <table:table-cell office:value-type="float" office:value="25.881700296271458">
            <text:p>25.881700296271458</text:p>
          </table:table-cell>
          <table:table-cell office:value-type="float" office:value="0.6876127430812815">
            <text:p>0.6876127430812815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17T18:00:00">
            <text:p>Tue Feb 17 18:00:00 2015</text:p>
          </table:table-cell>
          <table:table-cell office:value-type="float" office:value="7.0">
            <text:p>7.0</text:p>
          </table:table-cell>
          <table:table-cell office:value-type="float" office:value="27.11442946525002">
            <text:p>27.11442946525002</text:p>
          </table:table-cell>
          <table:table-cell office:value-type="float" office:value="0.5046551453447743">
            <text:p>0.504655145344774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15-02-17T19:00:00">
            <text:p>Tue Feb 17 19:00:00 2015</text:p>
          </table:table-cell>
          <table:table-cell office:value-type="float" office:value="7.0">
            <text:p>7.0</text:p>
          </table:table-cell>
          <table:table-cell office:value-type="float" office:value="27.994084223820693">
            <text:p>27.994084223820693</text:p>
          </table:table-cell>
          <table:table-cell office:value-type="float" office:value="0.3263169598892831">
            <text:p>0.326316959889283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5-02-17T20:00:00">
            <text:p>Tue Feb 17 20:00:00 2015</text:p>
          </table:table-cell>
          <table:table-cell office:value-type="float" office:value="7.0">
            <text:p>7.0</text:p>
          </table:table-cell>
          <table:table-cell office:value-type="float" office:value="28.661112555293077">
            <text:p>28.661112555293077</text:p>
          </table:table-cell>
          <table:table-cell office:value-type="float" office:value="0.16117678903612223">
            <text:p>0.1611767890361222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17T21:00:00">
            <text:p>Tue Feb 17 21:00:00 2015</text:p>
          </table:table-cell>
          <table:table-cell office:value-type="float" office:value="6.6667">
            <text:p>6.6667</text:p>
          </table:table-cell>
          <table:table-cell office:value-type="float" office:value="29.19655682327574">
            <text:p>29.19655682327574</text:p>
          </table:table-cell>
          <table:table-cell office:value-type="float" office:value="0.02442605291441416">
            <text:p>0.02442605291441416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2-17T22:00:00">
            <text:p>Tue Feb 17 22:00:00 2015</text:p>
          </table:table-cell>
          <table:table-cell office:value-type="float" office:value="6.0">
            <text:p>6.0</text:p>
          </table:table-cell>
          <table:table-cell office:value-type="float" office:value="29.303015685445313">
            <text:p>29.303015685445313</text:p>
          </table:table-cell>
          <table:table-cell office:value-type="float" office:value="-0.14378554682067274">
            <text:p>-0.14378554682067274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5-02-17T23:00:00">
            <text:p>Tue Feb 17 23:00:00 2015</text:p>
          </table:table-cell>
          <table:table-cell office:value-type="float" office:value="6.0">
            <text:p>6.0</text:p>
          </table:table-cell>
          <table:table-cell office:value-type="float" office:value="29.058688530746593">
            <text:p>29.058688530746593</text:p>
          </table:table-cell>
          <table:table-cell office:value-type="float" office:value="-0.32394072790308803">
            <text:p>-0.32394072790308803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18T00:00:00">
            <text:p>Wed Feb 18 00:00:00 2015</text:p>
          </table:table-cell>
          <table:table-cell office:value-type="float" office:value="6.1667">
            <text:p>6.1667</text:p>
          </table:table-cell>
          <table:table-cell office:value-type="float" office:value="28.56884860558232">
            <text:p>28.56884860558232</text:p>
          </table:table-cell>
          <table:table-cell office:value-type="float" office:value="-0.5096549161983177">
            <text:p>-0.5096549161983177</text:p>
          </table:table-cell>
          <table:table-cell office:value-type="float" office:value="0">
            <text:p/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2-18T01:00:00">
            <text:p>Wed Feb 18 01:00:00 2015</text:p>
          </table:table-cell>
          <table:table-cell office:value-type="float" office:value="6.1667">
            <text:p>6.1667</text:p>
          </table:table-cell>
          <table:table-cell office:value-type="float" office:value="28.24021229594145">
            <text:p>28.24021229594145</text:p>
          </table:table-cell>
          <table:table-cell office:value-type="float" office:value="-0.7033083994670627">
            <text:p>-0.703308399467062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18T02:00:00">
            <text:p>Wed Feb 18 02:00:00 2015</text:p>
          </table:table-cell>
          <table:table-cell office:value-type="float" office:value="5.0">
            <text:p>5.0</text:p>
          </table:table-cell>
          <table:table-cell office:value-type="float" office:value="26.708336497934315">
            <text:p>26.708336497934315</text:p>
          </table:table-cell>
          <table:table-cell office:value-type="float" office:value="-0.8920741255665711">
            <text:p>-0.892074125566571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2-18T03:00:00">
            <text:p>Wed Feb 18 03:00:00 2015</text:p>
          </table:table-cell>
          <table:table-cell office:value-type="float" office:value="5.0">
            <text:p>5.0</text:p>
          </table:table-cell>
          <table:table-cell office:value-type="float" office:value="25.29329322103295">
            <text:p>25.29329322103295</text:p>
          </table:table-cell>
          <table:table-cell office:value-type="float" office:value="-1.1250592881711035">
            <text:p>-1.125059288171103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8T04:00:00">
            <text:p>Wed Feb 18 04:00:00 2015</text:p>
          </table:table-cell>
          <table:table-cell office:value-type="float" office:value="5.0">
            <text:p>5.0</text:p>
          </table:table-cell>
          <table:table-cell office:value-type="float" office:value="24.023741640301044">
            <text:p>24.023741640301044</text:p>
          </table:table-cell>
          <table:table-cell office:value-type="float" office:value="-1.4006313229937093">
            <text:p>-1.400631322993709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2-18T05:00:00">
            <text:p>Wed Feb 18 05:00:00 2015</text:p>
          </table:table-cell>
          <table:table-cell office:value-type="float" office:value="5.0">
            <text:p>5.0</text:p>
          </table:table-cell>
          <table:table-cell office:value-type="float" office:value="22.697334583217987">
            <text:p>22.697334583217987</text:p>
          </table:table-cell>
          <table:table-cell office:value-type="float" office:value="-1.72582121058875">
            <text:p>-1.7258212105887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5-02-18T06:00:00">
            <text:p>Wed Feb 18 06:00:00 2015</text:p>
          </table:table-cell>
          <table:table-cell office:value-type="float" office:value="5.0">
            <text:p>5.0</text:p>
          </table:table-cell>
          <table:table-cell office:value-type="float" office:value="20.45850990706132">
            <text:p>20.45850990706132</text:p>
          </table:table-cell>
          <table:table-cell office:value-type="float" office:value="-2.1453030420732984">
            <text:p>-2.145303042073298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02-18T07:00:00">
            <text:p>Wed Feb 18 07:00:00 2015</text:p>
          </table:table-cell>
          <table:table-cell office:value-type="float" office:value="5.0">
            <text:p>5.0</text:p>
          </table:table-cell>
          <table:table-cell office:value-type="float" office:value="17.297348558967766">
            <text:p>17.297348558967766</text:p>
          </table:table-cell>
          <table:table-cell office:value-type="float" office:value="-2.612048621867611">
            <text:p>-2.61204862186761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02-18T08:00:00">
            <text:p>Wed Feb 18 08:00:00 2015</text:p>
          </table:table-cell>
          <table:table-cell office:value-type="float" office:value="5.0">
            <text:p>5.0</text:p>
          </table:table-cell>
          <table:table-cell office:value-type="float" office:value="13.863165108308607">
            <text:p>13.863165108308607</text:p>
          </table:table-cell>
          <table:table-cell office:value-type="float" office:value="-3.110012057270625">
            <text:p>-3.11001205727062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2-18T09:00:00">
            <text:p>Wed Feb 18 09:00:00 2015</text:p>
          </table:table-cell>
          <table:table-cell office:value-type="float" office:value="4.8333">
            <text:p>4.8333</text:p>
          </table:table-cell>
          <table:table-cell office:value-type="float" office:value="7.979944944480913">
            <text:p>7.979944944480913</text:p>
          </table:table-cell>
          <table:table-cell office:value-type="float" office:value="-1.0972981767022063">
            <text:p>-1.097298176702206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02-18T10:00:00">
            <text:p>Wed Feb 18 10:00:00 2015</text:p>
          </table:table-cell>
          <table:table-cell office:value-type="float" office:value="4.0">
            <text:p>4.0</text:p>
          </table:table-cell>
          <table:table-cell office:value-type="float" office:value="8.919344651837873">
            <text:p>8.919344651837873</text:p>
          </table:table-cell>
          <table:table-cell office:value-type="float" office:value="-1.346049143851328">
            <text:p>-1.34604914385132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2-18T11:00:00">
            <text:p>Wed Feb 18 11:00:00 2015</text:p>
          </table:table-cell>
          <table:table-cell office:value-type="float" office:value="5.0">
            <text:p>5.0</text:p>
          </table:table-cell>
          <table:table-cell office:value-type="float" office:value="9.826387295396938">
            <text:p>9.826387295396938</text:p>
          </table:table-cell>
          <table:table-cell office:value-type="float" office:value="-1.2013906517847386">
            <text:p>-1.201390651784738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18T12:00:00">
            <text:p>Wed Feb 18 12:00:00 2015</text:p>
          </table:table-cell>
          <table:table-cell office:value-type="float" office:value="5.8333">
            <text:p>5.8333</text:p>
          </table:table-cell>
          <table:table-cell office:value-type="float" office:value="9.925808622581302">
            <text:p>9.925808622581302</text:p>
          </table:table-cell>
          <table:table-cell office:value-type="float" office:value="-1.1276651498897419">
            <text:p>-1.127665149889741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2-18T13:00:00">
            <text:p>Wed Feb 18 13:00:00 2015</text:p>
          </table:table-cell>
          <table:table-cell office:value-type="float" office:value="6.8333">
            <text:p>6.8333</text:p>
          </table:table-cell>
          <table:table-cell office:value-type="float" office:value="9.936750206704538">
            <text:p>9.936750206704538</text:p>
          </table:table-cell>
          <table:table-cell office:value-type="float" office:value="-1.1391403024895046">
            <text:p>-1.139140302489504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02-18T14:00:00">
            <text:p>Wed Feb 18 14:00:00 2015</text:p>
          </table:table-cell>
          <table:table-cell office:value-type="float" office:value="7.3333">
            <text:p>7.3333</text:p>
          </table:table-cell>
          <table:table-cell office:value-type="float" office:value="10.280537629219838">
            <text:p>10.280537629219838</text:p>
          </table:table-cell>
          <table:table-cell office:value-type="float" office:value="-1.0623581031975085">
            <text:p>-1.062358103197508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5-02-18T15:00:00">
            <text:p>Wed Feb 18 15:00:00 2015</text:p>
          </table:table-cell>
          <table:table-cell office:value-type="float" office:value="7.6667">
            <text:p>7.6667</text:p>
          </table:table-cell>
          <table:table-cell office:value-type="float" office:value="10.815831004717884">
            <text:p>10.815831004717884</text:p>
          </table:table-cell>
          <table:table-cell office:value-type="float" office:value="-0.8186219401825774">
            <text:p>-0.818621940182577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5-02-18T16:00:00">
            <text:p>Wed Feb 18 16:00:00 2015</text:p>
          </table:table-cell>
          <table:table-cell office:value-type="float" office:value="8.0">
            <text:p>8.0</text:p>
          </table:table-cell>
          <table:table-cell office:value-type="float" office:value="11.417123099968967">
            <text:p>11.417123099968967</text:p>
          </table:table-cell>
          <table:table-cell office:value-type="float" office:value="-0.6375762172618672">
            <text:p>-0.637576217261867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5-02-18T17:00:00">
            <text:p>Wed Feb 18 17:00:00 2015</text:p>
          </table:table-cell>
          <table:table-cell office:value-type="float" office:value="8.0">
            <text:p>8.0</text:p>
          </table:table-cell>
          <table:table-cell office:value-type="float" office:value="12.04057384676537">
            <text:p>12.04057384676537</text:p>
          </table:table-cell>
          <table:table-cell office:value-type="float" office:value="-0.48397987964414896">
            <text:p>-0.4839798796441489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15-02-18T18:00:00">
            <text:p>Wed Feb 18 18:00:00 2015</text:p>
          </table:table-cell>
          <table:table-cell office:value-type="float" office:value="7.1667">
            <text:p>7.1667</text:p>
          </table:table-cell>
          <table:table-cell office:value-type="float" office:value="12.474185279623292">
            <text:p>12.474185279623292</text:p>
          </table:table-cell>
          <table:table-cell office:value-type="float" office:value="-0.4184751838024408">
            <text:p>-0.418475183802440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15-02-18T19:00:00">
            <text:p>Wed Feb 18 19:00:00 2015</text:p>
          </table:table-cell>
          <table:table-cell office:value-type="float" office:value="7.3333">
            <text:p>7.3333</text:p>
          </table:table-cell>
          <table:table-cell office:value-type="float" office:value="12.64989539017327">
            <text:p>12.64989539017327</text:p>
          </table:table-cell>
          <table:table-cell office:value-type="float" office:value="-0.4360852310835589">
            <text:p>-0.4360852310835589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02-18T20:00:00">
            <text:p>Wed Feb 18 20:00:00 2015</text:p>
          </table:table-cell>
          <table:table-cell office:value-type="float" office:value="8.0">
            <text:p>8.0</text:p>
          </table:table-cell>
          <table:table-cell office:value-type="float" office:value="12.715316499095964">
            <text:p>12.715316499095964</text:p>
          </table:table-cell>
          <table:table-cell office:value-type="float" office:value="-0.46539596572653613">
            <text:p>-0.46539596572653613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5-02-18T21:00:00">
            <text:p>Wed Feb 18 21:00:00 2015</text:p>
          </table:table-cell>
          <table:table-cell office:value-type="float" office:value="7.0">
            <text:p>7.0</text:p>
          </table:table-cell>
          <table:table-cell office:value-type="float" office:value="12.715332347665326">
            <text:p>12.715332347665326</text:p>
          </table:table-cell>
          <table:table-cell office:value-type="float" office:value="-0.4689684282493174">
            <text:p>-0.468968428249317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8T22:00:00">
            <text:p>Wed Feb 18 22:00:00 2015</text:p>
          </table:table-cell>
          <table:table-cell office:value-type="float" office:value="7.0">
            <text:p>7.0</text:p>
          </table:table-cell>
          <table:table-cell office:value-type="float" office:value="12.713432736326371">
            <text:p>12.713432736326371</text:p>
          </table:table-cell>
          <table:table-cell office:value-type="float" office:value="-0.4726898448071328">
            <text:p>-0.4726898448071328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02-18T23:00:00">
            <text:p>Wed Feb 18 23:00:00 2015</text:p>
          </table:table-cell>
          <table:table-cell office:value-type="float" office:value="6.8333">
            <text:p>6.8333</text:p>
          </table:table-cell>
          <table:table-cell office:value-type="float" office:value="12.768648149443365">
            <text:p>12.768648149443365</text:p>
          </table:table-cell>
          <table:table-cell office:value-type="float" office:value="-0.4177065149159494">
            <text:p>-0.4177065149159494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2-19T00:00:00">
            <text:p>Thu Feb 19 00:00:00 2015</text:p>
          </table:table-cell>
          <table:table-cell office:value-type="float" office:value="7.6667">
            <text:p>7.6667</text:p>
          </table:table-cell>
          <table:table-cell office:value-type="float" office:value="12.764573861049684">
            <text:p>12.764573861049684</text:p>
          </table:table-cell>
          <table:table-cell office:value-type="float" office:value="-0.3276444496255397">
            <text:p>-0.3276444496255397</text:p>
          </table:table-cell>
          <table:table-cell office:value-type="float" office:value="0">
            <text:p/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2-19T01:00:00">
            <text:p>Thu Feb 19 01:00:00 2015</text:p>
          </table:table-cell>
          <table:table-cell office:value-type="float" office:value="8.6667">
            <text:p>8.6667</text:p>
          </table:table-cell>
          <table:table-cell office:value-type="float" office:value="12.726987288258645">
            <text:p>12.726987288258645</text:p>
          </table:table-cell>
          <table:table-cell office:value-type="float" office:value="-0.2178631100714503">
            <text:p>-0.217863110071450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2-19T02:00:00">
            <text:p>Thu Feb 19 02:00:00 2015</text:p>
          </table:table-cell>
          <table:table-cell office:value-type="float" office:value="9.0">
            <text:p>9.0</text:p>
          </table:table-cell>
          <table:table-cell office:value-type="float" office:value="12.663764859606726">
            <text:p>12.663764859606726</text:p>
          </table:table-cell>
          <table:table-cell office:value-type="float" office:value="-0.12426616024530801">
            <text:p>-0.1242661602453080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2-19T03:00:00">
            <text:p>Thu Feb 19 03:00:00 2015</text:p>
          </table:table-cell>
          <table:table-cell office:value-type="float" office:value="8.5">
            <text:p>8.5</text:p>
          </table:table-cell>
          <table:table-cell office:value-type="float" office:value="12.603595338621362">
            <text:p>12.603595338621362</text:p>
          </table:table-cell>
          <table:table-cell office:value-type="float" office:value="-0.08444091049851928">
            <text:p>-0.08444091049851928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5-02-19T04:00:00">
            <text:p>Thu Feb 19 04:00:00 2015</text:p>
          </table:table-cell>
          <table:table-cell office:value-type="float" office:value="8.0">
            <text:p>8.0</text:p>
          </table:table-cell>
          <table:table-cell office:value-type="float" office:value="12.69776527883988">
            <text:p>12.69776527883988</text:p>
          </table:table-cell>
          <table:table-cell office:value-type="float" office:value="-0.14038019279873676">
            <text:p>-0.1403801927987367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2-19T05:00:00">
            <text:p>Thu Feb 19 05:00:00 2015</text:p>
          </table:table-cell>
          <table:table-cell office:value-type="float" office:value="7.3333">
            <text:p>7.3333</text:p>
          </table:table-cell>
          <table:table-cell office:value-type="float" office:value="12.86160160689565">
            <text:p>12.86160160689565</text:p>
          </table:table-cell>
          <table:table-cell office:value-type="float" office:value="-0.20983683042375595">
            <text:p>-0.20983683042375595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5-02-19T06:00:00">
            <text:p>Thu Feb 19 06:00:00 2015</text:p>
          </table:table-cell>
          <table:table-cell office:value-type="float" office:value="7.8333">
            <text:p>7.8333</text:p>
          </table:table-cell>
          <table:table-cell office:value-type="float" office:value="12.883995333341801">
            <text:p>12.883995333341801</text:p>
          </table:table-cell>
          <table:table-cell office:value-type="float" office:value="-0.3040643629190392">
            <text:p>-0.304064362919039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9T07:00:00">
            <text:p>Thu Feb 19 07:00:00 2015</text:p>
          </table:table-cell>
          <table:table-cell office:value-type="float" office:value="10.0">
            <text:p>10.0</text:p>
          </table:table-cell>
          <table:table-cell office:value-type="float" office:value="13.270426511892687">
            <text:p>13.270426511892687</text:p>
          </table:table-cell>
          <table:table-cell office:value-type="float" office:value="-0.3276445682184247">
            <text:p>-0.327644568218424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2-19T08:00:00">
            <text:p>Thu Feb 19 08:00:00 2015</text:p>
          </table:table-cell>
          <table:table-cell office:value-type="float" office:value="10.5">
            <text:p>10.5</text:p>
          </table:table-cell>
          <table:table-cell office:value-type="float" office:value="12.715286062788392">
            <text:p>12.715286062788392</text:p>
          </table:table-cell>
          <table:table-cell office:value-type="float" office:value="-0.3914210403445931">
            <text:p>-0.391421040344593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5-02-19T09:00:00">
            <text:p>Thu Feb 19 09:00:00 2015</text:p>
          </table:table-cell>
          <table:table-cell office:value-type="float" office:value="9.6667">
            <text:p>9.6667</text:p>
          </table:table-cell>
          <table:table-cell office:value-type="float" office:value="12.228658441519903">
            <text:p>12.228658441519903</text:p>
          </table:table-cell>
          <table:table-cell office:value-type="float" office:value="-0.41755064997996244">
            <text:p>-0.41755064997996244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2-19T10:00:00">
            <text:p>Thu Feb 19 10:00:00 2015</text:p>
          </table:table-cell>
          <table:table-cell office:value-type="float" office:value="9.0">
            <text:p>9.0</text:p>
          </table:table-cell>
          <table:table-cell office:value-type="float" office:value="10.973283729030989">
            <text:p>10.973283729030989</text:p>
          </table:table-cell>
          <table:table-cell office:value-type="float" office:value="-0.30816812808842675">
            <text:p>-0.3081681280884267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9T11:00:00">
            <text:p>Thu Feb 19 11:00:00 2015</text:p>
          </table:table-cell>
          <table:table-cell office:value-type="float" office:value="8.6667">
            <text:p>8.6667</text:p>
          </table:table-cell>
          <table:table-cell office:value-type="float" office:value="9.969718297501194">
            <text:p>9.969718297501194</text:p>
          </table:table-cell>
          <table:table-cell office:value-type="float" office:value="-0.19556183948597322">
            <text:p>-0.19556183948597322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5-02-19T12:00:00">
            <text:p>Thu Feb 19 12:00:00 2015</text:p>
          </table:table-cell>
          <table:table-cell office:value-type="float" office:value="8.5">
            <text:p>8.5</text:p>
          </table:table-cell>
          <table:table-cell office:value-type="float" office:value="10.04746733459326">
            <text:p>10.04746733459326</text:p>
          </table:table-cell>
          <table:table-cell office:value-type="float" office:value="-0.3080072050220173">
            <text:p>-0.3080072050220173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5-02-19T13:00:00">
            <text:p>Thu Feb 19 13:00:00 2015</text:p>
          </table:table-cell>
          <table:table-cell office:value-type="float" office:value="8.6667">
            <text:p>8.6667</text:p>
          </table:table-cell>
          <table:table-cell office:value-type="float" office:value="10.773006651046254">
            <text:p>10.773006651046254</text:p>
          </table:table-cell>
          <table:table-cell office:value-type="float" office:value="-0.25895607334392956">
            <text:p>-0.2589560733439295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5-02-19T14:00:00">
            <text:p>Thu Feb 19 14:00:00 2015</text:p>
          </table:table-cell>
          <table:table-cell office:value-type="float" office:value="8.8333">
            <text:p>8.8333</text:p>
          </table:table-cell>
          <table:table-cell office:value-type="float" office:value="11.708817482759471">
            <text:p>11.708817482759471</text:p>
          </table:table-cell>
          <table:table-cell office:value-type="float" office:value="-0.05031317170948577">
            <text:p>-0.05031317170948577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15-02-19T15:00:00">
            <text:p>Thu Feb 19 15:00:00 2015</text:p>
          </table:table-cell>
          <table:table-cell office:value-type="float" office:value="9.3333">
            <text:p>9.3333</text:p>
          </table:table-cell>
          <table:table-cell office:value-type="float" office:value="12.640693425382224">
            <text:p>12.640693425382224</text:p>
          </table:table-cell>
          <table:table-cell office:value-type="float" office:value="0.1585824639845655">
            <text:p>0.158582463984565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15-02-19T16:00:00">
            <text:p>Thu Feb 19 16:00:00 2015</text:p>
          </table:table-cell>
          <table:table-cell office:value-type="float" office:value="9.8333">
            <text:p>9.8333</text:p>
          </table:table-cell>
          <table:table-cell office:value-type="float" office:value="13.762738578826564">
            <text:p>13.762738578826564</text:p>
          </table:table-cell>
          <table:table-cell office:value-type="float" office:value="0.3451865167143654">
            <text:p>0.345186516714365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5-02-19T17:00:00">
            <text:p>Thu Feb 19 17:00:00 2015</text:p>
          </table:table-cell>
          <table:table-cell office:value-type="float" office:value="10.0">
            <text:p>10.0</text:p>
          </table:table-cell>
          <table:table-cell office:value-type="float" office:value="14.677195087507283">
            <text:p>14.677195087507283</text:p>
          </table:table-cell>
          <table:table-cell office:value-type="float" office:value="0.4191817494592224">
            <text:p>0.419181749459222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5-02-19T18:00:00">
            <text:p>Thu Feb 19 18:00:00 2015</text:p>
          </table:table-cell>
          <table:table-cell office:value-type="float" office:value="10.8333">
            <text:p>10.8333</text:p>
          </table:table-cell>
          <table:table-cell office:value-type="float" office:value="15.379757225241951">
            <text:p>15.379757225241951</text:p>
          </table:table-cell>
          <table:table-cell office:value-type="float" office:value="0.40479923436979315">
            <text:p>0.4047992343697931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5-02-19T19:00:00">
            <text:p>Thu Feb 19 19:00:00 2015</text:p>
          </table:table-cell>
          <table:table-cell office:value-type="float" office:value="11.6667">
            <text:p>11.6667</text:p>
          </table:table-cell>
          <table:table-cell office:value-type="float" office:value="15.570780812707563">
            <text:p>15.570780812707563</text:p>
          </table:table-cell>
          <table:table-cell office:value-type="float" office:value="0.33055900188853904">
            <text:p>0.33055900188853904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5-02-19T20:00:00">
            <text:p>Thu Feb 19 20:00:00 2015</text:p>
          </table:table-cell>
          <table:table-cell office:value-type="float" office:value="13.5">
            <text:p>13.5</text:p>
          </table:table-cell>
          <table:table-cell office:value-type="float" office:value="15.784113474152937">
            <text:p>15.784113474152937</text:p>
          </table:table-cell>
          <table:table-cell office:value-type="float" office:value="0.3860804587985465">
            <text:p>0.386080458798546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2-19T21:00:00">
            <text:p>Thu Feb 19 21:00:00 2015</text:p>
          </table:table-cell>
          <table:table-cell office:value-type="float" office:value="14.5">
            <text:p>14.5</text:p>
          </table:table-cell>
          <table:table-cell office:value-type="float" office:value="15.712029077434709">
            <text:p>15.712029077434709</text:p>
          </table:table-cell>
          <table:table-cell office:value-type="float" office:value="0.35801933797978497">
            <text:p>0.35801933797978497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9T22:00:00">
            <text:p>Thu Feb 19 22:00:00 2015</text:p>
          </table:table-cell>
          <table:table-cell office:value-type="float" office:value="14.1667">
            <text:p>14.1667</text:p>
          </table:table-cell>
          <table:table-cell office:value-type="float" office:value="15.627195724648043">
            <text:p>15.627195724648043</text:p>
          </table:table-cell>
          <table:table-cell office:value-type="float" office:value="0.33951588035417835">
            <text:p>0.33951588035417835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2-19T23:00:00">
            <text:p>Thu Feb 19 23:00:00 2015</text:p>
          </table:table-cell>
          <table:table-cell office:value-type="float" office:value="14.5">
            <text:p>14.5</text:p>
          </table:table-cell>
          <table:table-cell office:value-type="float" office:value="15.849134108634104">
            <text:p>15.849134108634104</text:p>
          </table:table-cell>
          <table:table-cell office:value-type="float" office:value="0.3183973369358288">
            <text:p>0.3183973369358288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5-02-20T00:00:00">
            <text:p>Fri Feb 20 00:00:00 2015</text:p>
          </table:table-cell>
          <table:table-cell office:value-type="float" office:value="14.6667">
            <text:p>14.6667</text:p>
          </table:table-cell>
          <table:table-cell office:value-type="float" office:value="18.704588336008783">
            <text:p>18.704588336008783</text:p>
          </table:table-cell>
          <table:table-cell office:value-type="float" office:value="-0.42281912109189235">
            <text:p>-0.42281912109189235</text:p>
          </table:table-cell>
          <table:table-cell office:value-type="float" office:value="0">
            <text:p/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2-20T01:00:00">
            <text:p>Fri Feb 20 01:00:00 2015</text:p>
          </table:table-cell>
          <table:table-cell office:value-type="float" office:value="13.1667">
            <text:p>13.1667</text:p>
          </table:table-cell>
          <table:table-cell office:value-type="float" office:value="19.235813390866824">
            <text:p>19.235813390866824</text:p>
          </table:table-cell>
          <table:table-cell office:value-type="float" office:value="-0.38956899403445605">
            <text:p>-0.3895689940344560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5-02-20T02:00:00">
            <text:p>Fri Feb 20 02:00:00 2015</text:p>
          </table:table-cell>
          <table:table-cell office:value-type="float" office:value="13.0">
            <text:p>13.0</text:p>
          </table:table-cell>
          <table:table-cell office:value-type="float" office:value="19.597875604802038">
            <text:p>19.597875604802038</text:p>
          </table:table-cell>
          <table:table-cell office:value-type="float" office:value="-0.34554206980088487">
            <text:p>-0.3455420698008848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02-20T03:00:00">
            <text:p>Fri Feb 20 03:00:00 2015</text:p>
          </table:table-cell>
          <table:table-cell office:value-type="float" office:value="14.0">
            <text:p>14.0</text:p>
          </table:table-cell>
          <table:table-cell office:value-type="float" office:value="20.08014210670937">
            <text:p>20.08014210670937</text:p>
          </table:table-cell>
          <table:table-cell office:value-type="float" office:value="-0.2699921295912786">
            <text:p>-0.269992129591278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2-20T04:00:00">
            <text:p>Fri Feb 20 04:00:00 2015</text:p>
          </table:table-cell>
          <table:table-cell office:value-type="float" office:value="14.8333">
            <text:p>14.8333</text:p>
          </table:table-cell>
          <table:table-cell office:value-type="float" office:value="20.753312514747446">
            <text:p>20.753312514747446</text:p>
          </table:table-cell>
          <table:table-cell office:value-type="float" office:value="-0.15970041206454974">
            <text:p>-0.1597004120645497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5-02-20T05:00:00">
            <text:p>Fri Feb 20 05:00:00 2015</text:p>
          </table:table-cell>
          <table:table-cell office:value-type="float" office:value="16.6667">
            <text:p>16.6667</text:p>
          </table:table-cell>
          <table:table-cell office:value-type="float" office:value="21.328392752385028">
            <text:p>21.328392752385028</text:p>
          </table:table-cell>
          <table:table-cell office:value-type="float" office:value="-0.03336226694100226">
            <text:p>-0.0333622669410022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2-20T06:00:00">
            <text:p>Fri Feb 20 06:00:00 2015</text:p>
          </table:table-cell>
          <table:table-cell office:value-type="float" office:value="16.5">
            <text:p>16.5</text:p>
          </table:table-cell>
          <table:table-cell office:value-type="float" office:value="22.111930715168217">
            <text:p>22.111930715168217</text:p>
          </table:table-cell>
          <table:table-cell office:value-type="float" office:value="0.0552650566296514">
            <text:p>0.055265056629651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2-20T07:00:00">
            <text:p>Fri Feb 20 07:00:00 2015</text:p>
          </table:table-cell>
          <table:table-cell office:value-type="float" office:value="16.6667">
            <text:p>16.6667</text:p>
          </table:table-cell>
          <table:table-cell office:value-type="float" office:value="22.818323015468316">
            <text:p>22.818323015468316</text:p>
          </table:table-cell>
          <table:table-cell office:value-type="float" office:value="-0.001785714784874056">
            <text:p>-0.00178571478487405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2-20T08:00:00">
            <text:p>Fri Feb 20 08:00:00 2015</text:p>
          </table:table-cell>
          <table:table-cell office:value-type="float" office:value="17.0">
            <text:p>17.0</text:p>
          </table:table-cell>
          <table:table-cell office:value-type="float" office:value="24.874189095788665">
            <text:p>24.874189095788665</text:p>
          </table:table-cell>
          <table:table-cell office:value-type="float" office:value="-0.11649510756933411">
            <text:p>-0.1164951075693341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2-20T09:00:00">
            <text:p>Fri Feb 20 09:00:00 2015</text:p>
          </table:table-cell>
          <table:table-cell office:value-type="float" office:value="16.6667">
            <text:p>16.6667</text:p>
          </table:table-cell>
          <table:table-cell office:value-type="float" office:value="27.162747224760604">
            <text:p>27.162747224760604</text:p>
          </table:table-cell>
          <table:table-cell office:value-type="float" office:value="-0.21721284339791921">
            <text:p>-0.2172128433979192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2-20T10:00:00">
            <text:p>Fri Feb 20 10:00:00 2015</text:p>
          </table:table-cell>
          <table:table-cell office:value-type="float" office:value="16.0">
            <text:p>16.0</text:p>
          </table:table-cell>
          <table:table-cell office:value-type="float" office:value="28.35785781045971">
            <text:p>28.35785781045971</text:p>
          </table:table-cell>
          <table:table-cell office:value-type="float" office:value="-0.11779737518268876">
            <text:p>-0.1177973751826887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2-20T11:00:00">
            <text:p>Fri Feb 20 11:00:00 2015</text:p>
          </table:table-cell>
          <table:table-cell office:value-type="float" office:value="14.6667">
            <text:p>14.6667</text:p>
          </table:table-cell>
          <table:table-cell office:value-type="float" office:value="28.566082864442514">
            <text:p>28.566082864442514</text:p>
          </table:table-cell>
          <table:table-cell office:value-type="float" office:value="0.04382428449791247">
            <text:p>0.0438242844979124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5-02-20T12:00:00">
            <text:p>Fri Feb 20 12:00:00 2015</text:p>
          </table:table-cell>
          <table:table-cell office:value-type="float" office:value="14.5">
            <text:p>14.5</text:p>
          </table:table-cell>
          <table:table-cell office:value-type="float" office:value="28.177102946464203">
            <text:p>28.177102946464203</text:p>
          </table:table-cell>
          <table:table-cell office:value-type="float" office:value="0.18728655936943575">
            <text:p>0.1872865593694357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02-20T13:00:00">
            <text:p>Fri Feb 20 13:00:00 2015</text:p>
          </table:table-cell>
          <table:table-cell office:value-type="float" office:value="15.1667">
            <text:p>15.1667</text:p>
          </table:table-cell>
          <table:table-cell office:value-type="float" office:value="27.501815222271954">
            <text:p>27.501815222271954</text:p>
          </table:table-cell>
          <table:table-cell office:value-type="float" office:value="0.23200173320406486">
            <text:p>0.2320017332040648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5-02-20T14:00:00">
            <text:p>Fri Feb 20 14:00:00 2015</text:p>
          </table:table-cell>
          <table:table-cell office:value-type="float" office:value="16.0">
            <text:p>16.0</text:p>
          </table:table-cell>
          <table:table-cell office:value-type="float" office:value="27.084713586914795">
            <text:p>27.084713586914795</text:p>
          </table:table-cell>
          <table:table-cell office:value-type="float" office:value="0.22211181707823643">
            <text:p>0.2221118170782364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5-02-20T15:00:00">
            <text:p>Fri Feb 20 15:00:00 2015</text:p>
          </table:table-cell>
          <table:table-cell office:value-type="float" office:value="15.8333">
            <text:p>15.8333</text:p>
          </table:table-cell>
          <table:table-cell office:value-type="float" office:value="26.615387343011562">
            <text:p>26.615387343011562</text:p>
          </table:table-cell>
          <table:table-cell office:value-type="float" office:value="0.19621758623710994">
            <text:p>0.1962175862371099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5-02-20T16:00:00">
            <text:p>Fri Feb 20 16:00:00 2015</text:p>
          </table:table-cell>
          <table:table-cell office:value-type="float" office:value="15.3333">
            <text:p>15.3333</text:p>
          </table:table-cell>
          <table:table-cell office:value-type="float" office:value="26.024414643733582">
            <text:p>26.024414643733582</text:p>
          </table:table-cell>
          <table:table-cell office:value-type="float" office:value="0.1428391571801412">
            <text:p>0.14283915718014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15-02-20T17:00:00">
            <text:p>Fri Feb 20 17:00:00 2015</text:p>
          </table:table-cell>
          <table:table-cell office:value-type="float" office:value="16.0">
            <text:p>16.0</text:p>
          </table:table-cell>
          <table:table-cell office:value-type="float" office:value="25.6640270115275">
            <text:p>25.6640270115275</text:p>
          </table:table-cell>
          <table:table-cell office:value-type="float" office:value="0.10191781952571605">
            <text:p>0.1019178195257160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5-02-20T21:00:00">
            <text:p>Fri Feb 20 21:00:00 2015</text:p>
          </table:table-cell>
          <table:table-cell office:value-type="float" office:value="16.0">
            <text:p>16.0</text:p>
          </table:table-cell>
          <table:table-cell office:value-type="float" office:value="24.913471251100468">
            <text:p>24.913471251100468</text:p>
          </table:table-cell>
          <table:table-cell office:value-type="float" office:value="0.09059208252978376">
            <text:p>0.09059208252978376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5-02-20T22:00:00">
            <text:p>Fri Feb 20 22:00:00 2015</text:p>
          </table:table-cell>
          <table:table-cell office:value-type="float" office:value="15.3333">
            <text:p>15.3333</text:p>
          </table:table-cell>
          <table:table-cell office:value-type="float" office:value="24.8585016440314">
            <text:p>24.8585016440314</text:p>
          </table:table-cell>
          <table:table-cell office:value-type="float" office:value="0.10240189928945839">
            <text:p>0.10240189928945839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2-22T00:00:00">
            <text:p>Sun Feb 22 00:00:00 2015</text:p>
          </table:table-cell>
          <table:table-cell office:value-type="float" office:value="24.1667">
            <text:p>24.1667</text:p>
          </table:table-cell>
          <table:table-cell office:value-type="float" office:value="13.886501758886281">
            <text:p>13.886501758886281</text:p>
          </table:table-cell>
          <table:table-cell office:value-type="float" office:value="-0.6743167539197888">
            <text:p>-0.6743167539197888</text:p>
          </table:table-cell>
          <table:table-cell office:value-type="float" office:value="0">
            <text:p/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5-02-22T06:00:00">
            <text:p>Sun Feb 22 06:00:00 2015</text:p>
          </table:table-cell>
          <table:table-cell office:value-type="float" office:value="20.6667">
            <text:p>20.6667</text:p>
          </table:table-cell>
          <table:table-cell office:value-type="float" office:value="19.377745830585358">
            <text:p>19.377745830585358</text:p>
          </table:table-cell>
          <table:table-cell office:value-type="float" office:value="-0.12695476454131063">
            <text:p>-0.12695476454131063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2-22T07:00:00">
            <text:p>Sun Feb 22 07:00:00 2015</text:p>
          </table:table-cell>
          <table:table-cell office:value-type="float" office:value="19.1667">
            <text:p>19.1667</text:p>
          </table:table-cell>
          <table:table-cell office:value-type="float" office:value="19.438994874728323">
            <text:p>19.438994874728323</text:p>
          </table:table-cell>
          <table:table-cell office:value-type="float" office:value="-0.06447780570979378">
            <text:p>-0.0644778057097937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2-22T08:00:00">
            <text:p>Sun Feb 22 08:00:00 2015</text:p>
          </table:table-cell>
          <table:table-cell office:value-type="float" office:value="17.5">
            <text:p>17.5</text:p>
          </table:table-cell>
          <table:table-cell office:value-type="float" office:value="19.554238728599437">
            <text:p>19.554238728599437</text:p>
          </table:table-cell>
          <table:table-cell office:value-type="float" office:value="-0.012587873402604298">
            <text:p>-0.01258787340260429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2-23T07:00:00">
            <text:p>Mon Feb 23 07:00:00 2015</text:p>
          </table:table-cell>
          <table:table-cell office:value-type="float" office:value="15.6667">
            <text:p>15.6667</text:p>
          </table:table-cell>
          <table:table-cell office:value-type="float" office:value="18.8497612674462">
            <text:p>18.8497612674462</text:p>
          </table:table-cell>
          <table:table-cell office:value-type="float" office:value="0.07721449016622307">
            <text:p>0.0772144901662230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5-02-23T08:00:00">
            <text:p>Mon Feb 23 08:00:00 2015</text:p>
          </table:table-cell>
          <table:table-cell office:value-type="float" office:value="14.6667">
            <text:p>14.6667</text:p>
          </table:table-cell>
          <table:table-cell office:value-type="float" office:value="18.589634392439518">
            <text:p>18.589634392439518</text:p>
          </table:table-cell>
          <table:table-cell office:value-type="float" office:value="0.10551246335019578">
            <text:p>0.1055124633501957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2-24T05:00:00">
            <text:p>Tue Feb 24 05:00:00 2015</text:p>
          </table:table-cell>
          <table:table-cell office:value-type="float" office:value="13.1667">
            <text:p>13.1667</text:p>
          </table:table-cell>
          <table:table-cell office:value-type="float" office:value="20.92134837515772">
            <text:p>20.92134837515772</text:p>
          </table:table-cell>
          <table:table-cell office:value-type="float" office:value="-0.11816223212590776">
            <text:p>-0.11816223212590776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2-24T08:00:00">
            <text:p>Tue Feb 24 08:00:00 2015</text:p>
          </table:table-cell>
          <table:table-cell office:value-type="float" office:value="11.6667">
            <text:p>11.6667</text:p>
          </table:table-cell>
          <table:table-cell office:value-type="float" office:value="23.013192591934413">
            <text:p>23.013192591934413</text:p>
          </table:table-cell>
          <table:table-cell office:value-type="float" office:value="-0.3643091301336462">
            <text:p>-0.364309130133646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24T12:00:00">
            <text:p>Tue Feb 24 12:00:00 2015</text:p>
          </table:table-cell>
          <table:table-cell office:value-type="float" office:value="10.0">
            <text:p>10.0</text:p>
          </table:table-cell>
          <table:table-cell office:value-type="float" office:value="17.10244398023589">
            <text:p>17.10244398023589</text:p>
          </table:table-cell>
          <table:table-cell office:value-type="float" office:value="-0.4030258539859082">
            <text:p>-0.4030258539859082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2-24T17:00:00">
            <text:p>Tue Feb 24 17:00:00 2015</text:p>
          </table:table-cell>
          <table:table-cell office:value-type="float" office:value="9.0">
            <text:p>9.0</text:p>
          </table:table-cell>
          <table:table-cell office:value-type="float" office:value="19.41094907318359">
            <text:p>19.41094907318359</text:p>
          </table:table-cell>
          <table:table-cell office:value-type="float" office:value="-0.7673643993616738">
            <text:p>-0.7673643993616738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5-02-24T21:00:00">
            <text:p>Tue Feb 24 21:00:00 2015</text:p>
          </table:table-cell>
          <table:table-cell office:value-type="float" office:value="10.0">
            <text:p>10.0</text:p>
          </table:table-cell>
          <table:table-cell office:value-type="float" office:value="16.838084229385363">
            <text:p>16.838084229385363</text:p>
          </table:table-cell>
          <table:table-cell office:value-type="float" office:value="-1.5444698477872583">
            <text:p>-1.5444698477872583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5-02-25T02:00:00">
            <text:p>Wed Feb 25 02:00:00 2015</text:p>
          </table:table-cell>
          <table:table-cell office:value-type="float" office:value="10.3333">
            <text:p>10.3333</text:p>
          </table:table-cell>
          <table:table-cell office:value-type="float" office:value="12.127173927353475">
            <text:p>12.127173927353475</text:p>
          </table:table-cell>
          <table:table-cell office:value-type="float" office:value="-0.626249836510118">
            <text:p>-0.62624983651011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2-25T03:00:00">
            <text:p>Wed Feb 25 03:00:00 2015</text:p>
          </table:table-cell>
          <table:table-cell office:value-type="float" office:value="9.8333">
            <text:p>9.8333</text:p>
          </table:table-cell>
          <table:table-cell office:value-type="float" office:value="12.115908544371992">
            <text:p>12.115908544371992</text:p>
          </table:table-cell>
          <table:table-cell office:value-type="float" office:value="-0.5780859028989223">
            <text:p>-0.578085902898922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5-02-25T04:00:00">
            <text:p>Wed Feb 25 04:00:00 2015</text:p>
          </table:table-cell>
          <table:table-cell office:value-type="float" office:value="9.0">
            <text:p>9.0</text:p>
          </table:table-cell>
          <table:table-cell office:value-type="float" office:value="12.15603611007937">
            <text:p>12.15603611007937</text:p>
          </table:table-cell>
          <table:table-cell office:value-type="float" office:value="-0.510170624043502">
            <text:p>-0.51017062404350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2-25T05:00:00">
            <text:p>Wed Feb 25 05:00:00 2015</text:p>
          </table:table-cell>
          <table:table-cell office:value-type="float" office:value="9.0">
            <text:p>9.0</text:p>
          </table:table-cell>
          <table:table-cell office:value-type="float" office:value="12.448488811585214">
            <text:p>12.448488811585214</text:p>
          </table:table-cell>
          <table:table-cell office:value-type="float" office:value="-0.43934760767550424">
            <text:p>-0.4393476076755042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2-25T06:00:00">
            <text:p>Wed Feb 25 06:00:00 2015</text:p>
          </table:table-cell>
          <table:table-cell office:value-type="float" office:value="9.1667">
            <text:p>9.1667</text:p>
          </table:table-cell>
          <table:table-cell office:value-type="float" office:value="13.493094507811968">
            <text:p>13.493094507811968</text:p>
          </table:table-cell>
          <table:table-cell office:value-type="float" office:value="-0.39157189787594887">
            <text:p>-0.39157189787594887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25T07:00:00">
            <text:p>Wed Feb 25 07:00:00 2015</text:p>
          </table:table-cell>
          <table:table-cell office:value-type="float" office:value="9.3333">
            <text:p>9.3333</text:p>
          </table:table-cell>
          <table:table-cell office:value-type="float" office:value="16.032925748351797">
            <text:p>16.032925748351797</text:p>
          </table:table-cell>
          <table:table-cell office:value-type="float" office:value="-0.737223448819419">
            <text:p>-0.737223448819419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2-25T08:00:00">
            <text:p>Wed Feb 25 08:00:00 2015</text:p>
          </table:table-cell>
          <table:table-cell office:value-type="float" office:value="9.0">
            <text:p>9.0</text:p>
          </table:table-cell>
          <table:table-cell office:value-type="float" office:value="18.199609644284568">
            <text:p>18.199609644284568</text:p>
          </table:table-cell>
          <table:table-cell office:value-type="float" office:value="-0.7636863046010995">
            <text:p>-0.763686304601099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8.5">
            <text:p>28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